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aco" svg:font-family="Monaco, Menlo, 'Ubuntu Mono', Consolas, source-code-pro, 'Droid Sans Mono', 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text-properties style:use-window-font-color="true" fo:font-style="normal" style:font-style-asian="normal" style:font-style-complex="normal"/>
    </style:style>
    <style:style style:name="P3" style:family="paragraph" style:parent-style-name="Standard" style:list-style-name="L1">
      <style:paragraph-properties fo:text-align="justify" style:justify-single-word="false"/>
      <style:text-properties style:use-window-font-color="true" fo:font-style="italic" style:font-style-asian="italic" style:font-style-complex="italic"/>
    </style:style>
    <style:style style:name="P4" style:family="paragraph" style:parent-style-name="Standard" style:list-style-name="L1">
      <style:paragraph-properties fo:text-align="justify" style:justify-single-word="false"/>
      <style:text-properties fo:color="#800000" fo:font-weight="normal" style:font-weight-asian="normal" style:font-weight-complex="normal"/>
    </style:style>
    <style:style style:name="P5" style:family="paragraph" style:parent-style-name="Standard" style:list-style-name="L1">
      <style:paragraph-properties fo:text-align="justify" style:justify-single-word="false"/>
      <style:text-properties fo:color="#800000"/>
    </style:style>
    <style:style style:name="P6" style:family="paragraph" style:parent-style-name="Standard" style:list-style-name="L1">
      <style:paragraph-properties fo:text-align="justify" style:justify-single-word="false"/>
      <style:text-properties fo:font-variant="normal" fo:text-transform="none" style:use-window-font-color="true" style:font-name="Monaco" fo:font-size="8.39999961853027pt" fo:letter-spacing="normal" fo:font-style="italic" fo:font-weight="normal" style:font-style-asian="italic" style:font-style-complex="italic"/>
    </style:style>
    <style:style style:name="T1" style:family="text">
      <style:text-properties fo:color="#800000" fo:font-style="italic" style:font-style-asian="italic" style:font-style-complex="italic"/>
    </style:style>
    <style:style style:name="T2" style:family="text">
      <style:text-properties fo:color="#800000"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5015602187286300" text:style-name="L1">
        <text:list-item>
          <text:p text:style-name="P1">généralités</text:p>
          <text:list>
            <text:list-item>
              <text:p text:style-name="P1">on étudie ici les commandes du terminal</text:p>
            </text:list-item>
            <text:list-item>
              <text:p text:style-name="P1">plus précisément pour linux (et approximativement pour tous les unix)</text:p>
            </text:list-item>
          </text:list>
        </text:list-item>
        <text:list-item>
          <text:p text:style-name="P1">manipuler la console et les fichiers</text:p>
          <text:list>
            <text:list-item>
              <text:p text:style-name="P1">intro</text:p>
              <text:list>
                <text:list-item>
                  <text:p text:style-name="P1">début ligne (pseudo@machine) indique l'utilisateur et l'ordi sur lequel on est.</text:p>
                  <text:list>
                    <text:list-item>
                      <text:p text:style-name="P1">permet de savoir si on est en root ou utilisateur</text:p>
                    </text:list-item>
                    <text:list-item>
                      <text:p text:style-name="P1">plus tard on apprendra a se connecter sur d'autres ordis</text:p>
                    </text:list-item>
                    <text:list-item>
                      <text:p text:style-name="P1">permettra donc de savoir sur quel ordi on est</text:p>
                    </text:list-item>
                  </text:list>
                </text:list-item>
                <text:list-item>
                  <text:p text:style-name="P1">raccourcis pour passer d'une console a l'autre (et à l'interface graphique) sous linux</text:p>
                  <text:list>
                    <text:list-item>
                      <text:p text:style-name="P1">ctrl+alt+((F1 a F6 = consoles)/(F7 = interface graphique))</text:p>
                    </text:list-item>
                  </text:list>
                </text:list-item>
                <text:list-item>
                  <text:p text:style-name="P1">possibilité de se logger a distance en mode console (simple culture générale, je peux pas mettre en pratique direct)</text:p>
                  <text:list>
                    <text:list-item>
                      <text:p text:style-name="P1">apparemment dans le monde entier (sans restrictions ?)</text:p>
                    </text:list-item>
                    <text:list-item>
                      <text:p text:style-name="P1">2 protocoles d'accés à distance à la console</text:p>
                      <text:list>
                        <text:list-item>
                          <text:p text:style-name="P1">telnet. Défaut : pas de cryptage.</text:p>
                        </text:list-item>
                        <text:list-item>
                          <text:p text:style-name="P1">SSH. Crypte les échanges.</text:p>
                        </text:list-item>
                      </text:list>
                    </text:list-item>
                    <text:list-item>
                      <text:p text:style-name="P1">accéder à une console à distance </text:p>
                      <text:list>
                        <text:list-item>
                          <text:p text:style-name="P1">putty sous windows pour accéder a une console linux (uniquement je crois)</text:p>
                        </text:list-item>
                        <text:list-item>
                          <text:p text:style-name="P1">apparemment simplement commande "ssh" sous mac OS X</text:p>
                        </text:list-item>
                      </text:list>
                    </text:list-item>
                  </text:list>
                </text:list-item>
              </text:list>
            </text:list-item>
            <text:list-item>
              <text:p text:style-name="P1">entrer une commande</text:p>
              <text:list>
                <text:list-item>
                  <text:p text:style-name="P1">ligne qui s'affiche avant qu'on tappe qqch</text:p>
                  <text:list>
                    <text:list-item>
                      <text:p text:style-name="P1">s'appelle prompt ou invite de commandes</text:p>
                    </text:list-item>
                    <text:list-item>
                      <text:p text:style-name="P1">composition classique : pseudo@ordi:chemin<text:span text:style-name="T1">$/#</text:span></text:p>
                      <text:list>
                        <text:list-item>
                          <text:p text:style-name="P1">$ si mode utilisateur</text:p>
                        </text:list-item>
                        <text:list-item>
                          <text:p text:style-name="P1"># si mode root</text:p>
                        </text:list-item>
                      </text:list>
                    </text:list-item>
                  </text:list>
                </text:list-item>
                <text:list-item>
                  <text:p text:style-name="P1">~ désigne le répertoire personnel</text:p>
                </text:list-item>
                <text:list-item>
                  <text:p text:style-name="P1">quelques commandes simples</text:p>
                  <text:list>
                    <text:list-item>
                      <text:p text:style-name="P1">date donne la date et l'heure</text:p>
                    </text:list-item>
                    <text:list-item>
                      <text:p text:style-name="P1">ls liste les fichiers du répertoire courant</text:p>
                    </text:list-item>
                  </text:list>
                </text:list-item>
                <text:list-item>
                  <text:p text:style-name="P1">quelques paramètres</text:p>
                  <text:list>
                    <text:list-item>
                      <text:p text:style-name="P1">syntaxe globale de commandes et paramètres : commande paramètres</text:p>
                    </text:list-item>
                    <text:list-item>
                      <text:p text:style-name="P1">syntaxe des paramètres</text:p>
                      <text:list>
                        <text:list-item>
                          <text:p text:style-name="P1">écrire un paramètre d'une lettre : -p</text:p>
                        </text:list-item>
                        <text:list-item>
                          <text:p text:style-name="P1">en écrire plusieurs : -p -a -d -t</text:p>
                        </text:list-item>
                        <text:list-item>
                          <text:p text:style-name="P1">raccourci pour plusieurs d'un coup : -padt</text:p>
                        </text:list-item>
                        <text:list-item>
                          <text:p text:style-name="P1">exemple : lister fichiers rép courant (dont fichiers cachés) : ls -a</text:p>
                        </text:list-item>
                        <text:list-item>
                          <text:p text:style-name="P1">syntaxe paramètres a plusieurs lettres : commande –paramètrelong</text:p>
                        </text:list-item>
                        <text:list-item>
                          <text:p text:style-name="P1">note : ni ls –all ni ls -all ne marche chez moi (-all fait -a -l -l)</text:p>
                        </text:list-item>
                        <text:list-item>
                          <text:p text:style-name="P1">note après coup : en générale, syntaxe paramètres respecte pas du tout ces normes. Vraie syntaxe : commande paramètre (sans tirer ni rien) ex : apt-get install paquet</text:p>
                        </text:list-item>
                      </text:list>
                    </text:list-item>
                    <text:list-item>
                      <text:p text:style-name="P1">associer une valeur a un paramètre</text:p>
                      <text:list>
                        <text:list-item>
                          <text:p text:style-name="P1">syntaxe pour les paramètres d'une lettre : com -p val</text:p>
                        </text:list-item>
                        <text:list-item>
                          <text:p text:style-name="P1">syntaxe pour ceux de plusieurs : com --paramètre=val</text:p>
                        </text:list-item>
                      </text:list>
                    </text:list-item>
                    <text:list-item>
                      <text:p text:style-name="P1">associer une valeur a une commande</text:p>
                      <text:list>
                        <text:list-item>
                          <text:p text:style-name="P1">ex : ls /bin</text:p>
                        </text:list-item>
                      </text:list>
                    </text:list-item>
                  </text:list>
                </text:list-item>
                <text:list-item>
                  <text:p text:style-name="P1">autocomplétion</text:p>
                  <text:list>
                    <text:list-item>
                      <text:p text:style-name="P1">si une seule possibilité : autocompléter : tab</text:p>
                    </text:list-item>
                    <text:list-item>
                      <text:p text:style-name="P1"><text:soft-page-break/>si plusieurs : afficher toutes les possibilités : tab tab</text:p>
                    </text:list-item>
                  </text:list>
                </text:list-item>
                <text:list-item>
                  <text:p text:style-name="P1">réponse terminal rentre pas dans fenêtre → 3 raccourcis :</text:p>
                  <text:list>
                    <text:list-item>
                      <text:p text:style-name="P1">ligne suivante : entrée</text:p>
                    </text:list-item>
                    <text:list-item>
                      <text:p text:style-name="P1">page suivante : espace</text:p>
                    </text:list-item>
                    <text:list-item>
                      <text:p text:style-name="P1">quitter : q</text:p>
                    </text:list-item>
                  </text:list>
                </text:list-item>
                <text:list-item>
                  <text:p text:style-name="P1">historique des commandes</text:p>
                  <text:list>
                    <text:list-item>
                      <text:p text:style-name="P1">flèche haut pour commande précédante</text:p>
                    </text:list-item>
                    <text:list-item>
                      <text:p text:style-name="P1">flèche bas pour suivante dans l'historique</text:p>
                    </text:list-item>
                    <text:list-item>
                      <text:p text:style-name="P1">afficher l'historique : history</text:p>
                    </text:list-item>
                    <text:list-item>
                      <text:p text:style-name="P1">rechercher une commande anciennement tapée en tapant une sous-chaine écrite précédement (pas forcément de la commande, peut être des paramètres) : CTRL+R puis tapper la chaine a chercher</text:p>
                    </text:list-item>
                    <text:list-item>
                      <text:p text:style-name="P1">se balader dans les propositions ainsi faites : CTRL+R pour demander nouvelle</text:p>
                    </text:list-item>
                  </text:list>
                </text:list-item>
                <text:list-item>
                  <text:p text:style-name="P1">raccourcis clavier</text:p>
                  <text:list>
                    <text:list-item>
                      <text:p text:style-name="P1">généraux</text:p>
                      <text:list>
                        <text:list-item>
                          <text:p text:style-name="P1">nettoyer la console</text:p>
                          <text:list>
                            <text:list-item>
                              <text:p text:style-name="P1">CTRL+L</text:p>
                            </text:list-item>
                            <text:list-item>
                              <text:p text:style-name="P1">clear</text:p>
                            </text:list-item>
                            <text:list-item>
                              <text:p text:style-name="P1">possibilité remonter historique quand même après avec flèches etc</text:p>
                            </text:list-item>
                          </text:list>
                        </text:list-item>
                        <text:list-item>
                          <text:p text:style-name="P1">stopper console</text:p>
                          <text:list>
                            <text:list-item>
                              <text:p text:style-name="P1">CTRL+D</text:p>
                            </text:list-item>
                            <text:list-item>
                              <text:p text:style-name="P1">quitte pas, juste "fige"</text:p>
                            </text:list-item>
                            <text:list-item>
                              <text:p text:style-name="P1">envoie le message EOF à la console</text:p>
                            </text:list-item>
                            <text:list-item>
                              <text:p text:style-name="P1">on peut faire CTRL+D uniquement on a rien tapé après l'invite</text:p>
                            </text:list-item>
                            <text:list-item>
                              <text:p text:style-name="P1">la commande exit a le même effet que CTRL+D</text:p>
                            </text:list-item>
                          </text:list>
                        </text:list-item>
                        <text:list-item>
                          <text:p text:style-name="P1">remonter / redescendre dans la console</text:p>
                          <text:list>
                            <text:list-item>
                              <text:p text:style-name="P1">shit+page-up/down sous linux</text:p>
                            </text:list-item>
                            <text:list-item>
                              <text:p text:style-name="P1">page up / page down sous mac</text:p>
                            </text:list-item>
                            <text:list-item>
                              <text:p text:style-name="P1">utile uniquement si on est en mode console</text:p>
                            </text:list-item>
                            <text:list-item>
                              <text:p text:style-name="P1">si console utilisée est une appli de l'interface graphique, scroller plutôt</text:p>
                            </text:list-item>
                          </text:list>
                        </text:list-item>
                      </text:list>
                    </text:list-item>
                    <text:list-item>
                      <text:p text:style-name="P1">a utiliser quand on écrit une longue commande</text:p>
                      <text:list>
                        <text:list-item>
                          <text:p text:style-name="P1">ramener le curseur en début / fin de commande : CTRL+A/E</text:p>
                        </text:list-item>
                        <text:list-item>
                          <text:p text:style-name="P1">supprimer contenu a gauche / a droite du curseur CTRL+U/K</text:p>
                        </text:list-item>
                        <text:list-item>
                          <text:p text:style-name="P1">supprimer le premier mot (ou partie de mot) à gauche du curseur CTRL+W</text:p>
                        </text:list-item>
                        <text:list-item>
                          <text:p text:style-name="P1">annuler une de ces suppressions CTRL+Y</text:p>
                        </text:list-item>
                      </text:list>
                    </text:list-item>
                  </text:list>
                </text:list-item>
              </text:list>
            </text:list-item>
            <text:list-item>
              <text:p text:style-name="P1">structure des dossiers et fichiers</text:p>
              <text:list>
                <text:list-item>
                  <text:p text:style-name="P1">organisation des dossiers</text:p>
                  <text:list>
                    <text:list-item>
                      <text:p text:style-name="P1">racines :</text:p>
                      <text:list>
                        <text:list-item>
                          <text:p text:style-name="P1">windows : plusieurs</text:p>
                          <text:list>
                            <text:list-item>
                              <text:p text:style-name="P1"><text:a xlink:type="simple" xlink:href="../../../../../../../../../../C:/">C:\</text:a> = DD</text:p>
                            </text:list-item>
                            <text:list-item>
                              <text:p text:style-name="P1"><text:a xlink:type="simple" xlink:href="../../../../../../../../../../D:/">D:\</text:a> = CD</text:p>
                            </text:list-item>
                            <text:list-item>
                              <text:p text:style-name="P1">etc</text:p>
                            </text:list-item>
                          </text:list>
                        </text:list-item>
                        <text:list-item>
                          <text:p text:style-name="P1">linux : une seule</text:p>
                          <text:list>
                            <text:list-item>
                              <text:p text:style-name="P1">/ = continent toutes les données de tous les supports</text:p>
                            </text:list-item>
                          </text:list>
                        </text:list-item>
                      </text:list>
                    </text:list-item>
                    <text:list-item>
                      <text:p text:style-name="P1">linux : compartiment pour le contenu des périphériques : dev</text:p>
                    </text:list-item>
                    <text:list-item>
                      <text:p text:style-name="P1">périphériques représentés par fichiers</text:p>
                    </text:list-item>
                    <text:list-item>
                      <text:p text:style-name="P1">rien au dessus de la racine</text:p>
                    </text:list-item>
                    <text:list-item>
                      <text:p text:style-name="P1">signe de séparation des dossiers dans chemin</text:p>
                      <text:list>
                        <text:list-item>
                          <text:p text:style-name="P1">windows : \</text:p>
                        </text:list-item>
                        <text:list-item>
                          <text:p text:style-name="P1"><text:soft-page-break/>linux : /</text:p>
                        </text:list-item>
                      </text:list>
                    </text:list-item>
                    <text:list-item>
                      <text:p text:style-name="P1">noms de dossiers linux : tolère accents, espaces, majuscules, chiffres, car spé</text:p>
                    </text:list-item>
                    <text:list-item>
                      <text:p text:style-name="P1">convention : éviter tout ça la plupart du temps</text:p>
                    </text:list-item>
                    <text:list-item>
                      <text:p text:style-name="P1">15 dossiers importants de la racine : nom + nature + aussi sous mac ? (8)</text:p>
                      <text:list>
                        <text:list-item>
                          <text:p text:style-name="P1">bin</text:p>
                          <text:list>
                            <text:list-item>
                              <text:p text:style-name="P1">contient des progs exécutés souvent par tout le monde (ls etc)</text:p>
                            </text:list-item>
                            <text:list-item>
                              <text:p text:style-name="P1">mac++ (aussi sous mac – notation perso)</text:p>
                            </text:list-item>
                          </text:list>
                        </text:list-item>
                        <text:list-item>
                          <text:p text:style-name="P1">boot</text:p>
                          <text:list>
                            <text:list-item>
                              <text:p text:style-name="P1">fichiers permettant le démarrage de linux</text:p>
                            </text:list-item>
                            <text:list-item>
                              <text:p text:style-name="P1"><text:span text:style-name="T2">mac--</text:span> (pas sous mac)</text:p>
                            </text:list-item>
                          </text:list>
                        </text:list-item>
                        <text:list-item>
                          <text:p text:style-name="P1">dev</text:p>
                          <text:list>
                            <text:list-item>
                              <text:p text:style-name="P1">fichiers correspondant aux périphériques</text:p>
                            </text:list-item>
                            <text:list-item>
                              <text:p text:style-name="P1">mac++</text:p>
                            </text:list-item>
                          </text:list>
                        </text:list-item>
                        <text:list-item>
                          <text:p text:style-name="P1">etc</text:p>
                          <text:list>
                            <text:list-item>
                              <text:p text:style-name="P1">fichiers de configuration</text:p>
                            </text:list-item>
                            <text:list-item>
                              <text:p text:style-name="P1">mac++</text:p>
                            </text:list-item>
                          </text:list>
                        </text:list-item>
                        <text:list-item>
                          <text:p text:style-name="P1">home</text:p>
                          <text:list>
                            <text:list-item>
                              <text:p text:style-name="P1">répertoires personnels des utilisateurs</text:p>
                            </text:list-item>
                            <text:list-item>
                              <text:p text:style-name="P1">mac++</text:p>
                            </text:list-item>
                          </text:list>
                        </text:list-item>
                        <text:list-item>
                          <text:p text:style-name="P1">lib</text:p>
                          <text:list>
                            <text:list-item>
                              <text:p text:style-name="P1">bibliothèques partagées (.so en général) utilisées par les progs</text:p>
                            </text:list-item>
                            <text:list-item>
                              <text:p text:style-name="P4">mac--</text:p>
                            </text:list-item>
                          </text:list>
                        </text:list-item>
                        <text:list-item>
                          <text:p text:style-name="P1">media</text:p>
                          <text:list>
                            <text:list-item>
                              <text:p text:style-name="P1">accés aux périphériques amovibles</text:p>
                            </text:list-item>
                            <text:list-item>
                              <text:p text:style-name="P5">mac--</text:p>
                            </text:list-item>
                            <text:list-item>
                              <text:p text:style-name="P1">vocabulaire : on parle de montage de périphérique</text:p>
                            </text:list-item>
                          </text:list>
                        </text:list-item>
                        <text:list-item>
                          <text:p text:style-name="P1">mnt</text:p>
                          <text:list>
                            <text:list-item>
                              <text:p text:style-name="P1">comme media mais plus temporaire</text:p>
                            </text:list-item>
                            <text:list-item>
                              <text:p text:style-name="P5">mac--</text:p>
                            </text:list-item>
                          </text:list>
                        </text:list-item>
                        <text:list-item>
                          <text:p text:style-name="P1">opt</text:p>
                          <text:list>
                            <text:list-item>
                              <text:p text:style-name="P1">add-ons de programmes</text:p>
                            </text:list-item>
                            <text:list-item>
                              <text:p text:style-name="P5">mac--</text:p>
                            </text:list-item>
                          </text:list>
                        </text:list-item>
                        <text:list-item>
                          <text:p text:style-name="P1">proc</text:p>
                          <text:list>
                            <text:list-item>
                              <text:p text:style-name="P1">informations systèmes</text:p>
                            </text:list-item>
                            <text:list-item>
                              <text:p text:style-name="P5">mac--</text:p>
                            </text:list-item>
                          </text:list>
                        </text:list-item>
                        <text:list-item>
                          <text:p text:style-name="P1">root</text:p>
                          <text:list>
                            <text:list-item>
                              <text:p text:style-name="P1">dossier personnel du superutilisateur</text:p>
                            </text:list-item>
                            <text:list-item>
                              <text:p text:style-name="P5">mac--</text:p>
                            </text:list-item>
                          </text:list>
                        </text:list-item>
                        <text:list-item>
                          <text:p text:style-name="P1">sbin</text:p>
                          <text:list>
                            <text:list-item>
                              <text:p text:style-name="P1">des programmes système importants</text:p>
                            </text:list-item>
                            <text:list-item>
                              <text:p text:style-name="P1">mac++</text:p>
                            </text:list-item>
                          </text:list>
                        </text:list-item>
                        <text:list-item>
                          <text:p text:style-name="P1">tmp</text:p>
                          <text:list>
                            <text:list-item>
                              <text:p text:style-name="P1">programmes utilisent tmp pour stocker des fichiers temporaires</text:p>
                            </text:list-item>
                            <text:list-item>
                              <text:p text:style-name="P1">mac++</text:p>
                            </text:list-item>
                          </text:list>
                        </text:list-item>
                        <text:list-item>
                          <text:p text:style-name="P1">usr</text:p>
                          <text:list>
                            <text:list-item>
                              <text:p text:style-name="P1">contient la plupart des programmes installés par l'utilisateur</text:p>
                            </text:list-item>
                            <text:list-item>
                              <text:p text:style-name="P1">mac++</text:p>
                            </text:list-item>
                          </text:list>
                        </text:list-item>
                        <text:list-item>
                          <text:p text:style-name="P1">var</text:p>
                          <text:list>
                            <text:list-item>
                              <text:p text:style-name="P1">données variables, souvent des logs (trace écrite des activités récentes)</text:p>
                            </text:list-item>
                            <text:list-item>
                              <text:p text:style-name="P1"><text:soft-page-break/>mac++</text:p>
                            </text:list-item>
                          </text:list>
                        </text:list-item>
                      </text:list>
                    </text:list-item>
                  </text:list>
                </text:list-item>
                <text:list-item>
                  <text:p text:style-name="P2">se situer dans l'arborescence</text:p>
                  <text:list>
                    <text:list-item>
                      <text:p text:style-name="P2">pwd permet d'indiquer le chemin du dossier courant</text:p>
                    </text:list-item>
                    <text:list-item>
                      <text:p text:style-name="P2">which permet de trouver emplacement d'une commande dans le DD</text:p>
                    </text:list-item>
                    <text:list-item>
                      <text:p text:style-name="P2">Une commande est un programme</text:p>
                    </text:list-item>
                    <text:list-item>
                      <text:p text:style-name="P2">pour créer des commandes, écrire des programmes simplement.</text:p>
                    </text:list-item>
                    <text:list-item>
                      <text:p text:style-name="P2">Les arguments sont dans args[1] args[2] etc je crois puis on peut l'appeler dans le terminal</text:p>
                    </text:list-item>
                  </text:list>
                </text:list-item>
                <text:list-item>
                  <text:p text:style-name="P2">lister tous les fichiers/dossiers du répertoire</text:p>
                  <text:list>
                    <text:list-item>
                      <text:p text:style-name="P2">y compris les cachés ET le dossier courant et parent (déjà vu) : ls -a</text:p>
                    </text:list-item>
                    <text:list-item>
                      <text:p text:style-name="P2">syntaxe dossier courant = "." et dossier père = ".."</text:p>
                    </text:list-item>
                    <text:list-item>
                      <text:p text:style-name="P2">y compris les cachés SANS courant et parent : ls -A</text:p>
                    </text:list-item>
                    <text:list-item>
                      <text:p text:style-name="P2">indication syntaxique pour les dossiers et raccourcis : ls -F</text:p>
                    </text:list-item>
                    <text:list-item>
                      <text:p text:style-name="P2">liste détaillée (7 trucs affichés. Lesquels ? + syntaxe des raccourcis)</text:p>
                      <text:list>
                        <text:list-item>
                          <text:p text:style-name="P2">ls -l</text:p>
                        </text:list-item>
                        <text:list-item>
                          <text:p text:style-name="P2">7 trucs</text:p>
                          <text:list>
                            <text:list-item>
                              <text:p text:style-name="P2">droits du dossier/fichier</text:p>
                            </text:list-item>
                            <text:list-item>
                              <text:p text:style-name="P2">nombre de liens physiques</text:p>
                            </text:list-item>
                            <text:list-item>
                              <text:p text:style-name="P2">nom du propriétaire</text:p>
                            </text:list-item>
                            <text:list-item>
                              <text:p text:style-name="P2">groupe du dossier/fichier</text:p>
                            </text:list-item>
                            <text:list-item>
                              <text:p text:style-name="P2">taille en octet</text:p>
                            </text:list-item>
                            <text:list-item>
                              <text:p text:style-name="P2">date de dernière modification</text:p>
                            </text:list-item>
                            <text:list-item>
                              <text:p text:style-name="P2">nom du dossier/fichier</text:p>
                            </text:list-item>
                          </text:list>
                        </text:list-item>
                        <text:list-item>
                          <text:p text:style-name="P2">raccourcis : fin de ligne, rajout de "-&gt;" puis du chemin sur lequel il point</text:p>
                        </text:list-item>
                      </text:list>
                    </text:list-item>
                    <text:list-item>
                      <text:p text:style-name="P2">afficher taille en multiples d'octets dans liste détaillée : ls -lh</text:p>
                    </text:list-item>
                    <text:list-item>
                      <text:p text:style-name="P2">attention : taille de dossiers = taille du dossier pas du contenu je crois</text:p>
                    </text:list-item>
                    <text:list-item>
                      <text:p text:style-name="P2">liste triée par dernière date (décroissante) de modification : ls -t</text:p>
                    </text:list-item>
                    <text:list-item>
                      <text:p text:style-name="P2">inverser ordre du tri : ls -tr</text:p>
                    </text:list-item>
                    <text:list-item>
                      <text:p text:style-name="P2">exemple de combinaison de 5 éléments (facile a retenir) ls -larth</text:p>
                      <text:list>
                        <text:list-item>
                          <text:p text:style-name="P2">présente sous forme de liste détaillée</text:p>
                        </text:list-item>
                        <text:list-item>
                          <text:p text:style-name="P2">affiche les dossiers cachés et courant + parent</text:p>
                        </text:list-item>
                        <text:list-item>
                          <text:p text:style-name="P2">inverse l'ordre de...</text:p>
                        </text:list-item>
                        <text:list-item>
                          <text:p text:style-name="P2">...tri des dossiers/fichiers par date</text:p>
                        </text:list-item>
                        <text:list-item>
                          <text:p text:style-name="P2">écrit la taille en multiples d'octets adaptés</text:p>
                        </text:list-item>
                      </text:list>
                    </text:list-item>
                    <text:list-item>
                      <text:p text:style-name="P2">créer un alias pour ma combinaison préférée</text:p>
                      <text:list>
                        <text:list-item>
                          <text:p text:style-name="P2">cd</text:p>
                        </text:list-item>
                        <text:list-item>
                          <text:p text:style-name="P2">(sudo) nano ./.bashrc</text:p>
                        </text:list-item>
                        <text:list-item>
                          <text:p text:style-name="P2">(mdp)</text:p>
                        </text:list-item>
                        <text:list-item>
                          <text:p text:style-name="P2">rajouter ligne " alias ll='ls lArth' "</text:p>
                        </text:list-item>
                        <text:list-item>
                          <text:p text:style-name="P2">sauver quitter</text:p>
                        </text:list-item>
                        <text:list-item>
                          <text:p text:style-name="P2">source ./.bashrc</text:p>
                        </text:list-item>
                        <text:list-item>
                          <text:p text:style-name="P2">peut tapper "ll" dans l'invite</text:p>
                        </text:list-item>
                      </text:list>
                    </text:list-item>
                  </text:list>
                </text:list-item>
                <text:list-item>
                  <text:p text:style-name="P2">changer de dossier</text:p>
                  <text:list>
                    <text:list-item>
                      <text:p text:style-name="P2">cd</text:p>
                    </text:list-item>
                    <text:list-item>
                      <text:p text:style-name="P2">descendre dans un sous-(sous-...)dossier du répertoire courant</text:p>
                      <text:list>
                        <text:list-item>
                          <text:p text:style-name="P2">cd ./sous-dossier</text:p>
                        </text:list-item>
                        <text:list-item>
                          <text:p text:style-name="P2">cd sous-dossier (bug pas étonnament, marche comme chemin relatif)</text:p>
                        </text:list-item>
                      </text:list>
                    </text:list-item>
                    <text:list-item>
                      <text:p text:style-name="P2">dossier parent : cd ..</text:p>
                    </text:list-item>
                    <text:list-item>
                      <text:p text:style-name="P2">ancètre : cd ../../.. etc</text:p>
                    </text:list-item>
                    <text:list-item>
                      <text:p text:style-name="P2"><text:soft-page-break/>maitriser chemins absolus et relatifs</text:p>
                    </text:list-item>
                    <text:list-item>
                      <text:p text:style-name="P2">revenir au home très simplement (2 manières : une simple + une ultra simple)</text:p>
                      <text:list>
                        <text:list-item>
                          <text:p text:style-name="P2">cd ~</text:p>
                        </text:list-item>
                        <text:list-item>
                          <text:p text:style-name="P2">cd</text:p>
                        </text:list-item>
                      </text:list>
                    </text:list-item>
                    <text:list-item>
                      <text:p text:style-name="P2">auto-complétion pour les chemins (rien de bien neuf mais prendre l'habitude)</text:p>
                      <text:list>
                        <text:list-item>
                          <text:p text:style-name="P2">tab ou tab tab</text:p>
                        </text:list-item>
                      </text:list>
                    </text:list-item>
                  </text:list>
                </text:list-item>
                <text:list-item>
                  <text:p text:style-name="P2">afficher récursivement les tailles...</text:p>
                  <text:list>
                    <text:list-item>
                      <text:p text:style-name="P2">Des dossiers (contenu compris) uniquement : du</text:p>
                    </text:list-item>
                    <text:list-item>
                      <text:p text:style-name="P2">avec les unités K M G etc : du -h <text:s/>(pb : correspond pas du tout... ???)</text:p>
                    </text:list-item>
                    <text:list-item>
                      <text:p text:style-name="P2">Des dossiers ET fichiers : du -a</text:p>
                    </text:list-item>
                    <text:list-item>
                      <text:p text:style-name="P2">uniquement du dossier courant (contenu compris) du -s</text:p>
                    </text:list-item>
                    <text:list-item>
                      <text:p text:style-name="P2">passer le chemin d'un autre dossier en paramètre : du (chemin)</text:p>
                    </text:list-item>
                  </text:list>
                </text:list-item>
              </text:list>
            </text:list-item>
            <text:list-item>
              <text:p text:style-name="P1">manipuler les fichiers</text:p>
              <text:list>
                <text:list-item>
                  <text:p text:style-name="P1">afficher un fichier (le lire)</text:p>
                  <text:list>
                    <text:list-item>
                      <text:p text:style-name="P1">deux commandes basiques pour ce faire</text:p>
                      <text:list>
                        <text:list-item>
                          <text:p text:style-name="P1">cat</text:p>
                        </text:list-item>
                        <text:list-item>
                          <text:p text:style-name="P1">less</text:p>
                        </text:list-item>
                        <text:list-item>
                          <text:p text:style-name="P1">(more non vue ici)</text:p>
                        </text:list-item>
                      </text:list>
                    </text:list-item>
                    <text:list-item>
                      <text:p text:style-name="P2">cat affiche tout le fichier d'un coup dans la console (cat fichier)</text:p>
                    </text:list-item>
                    <text:list-item>
                      <text:p text:style-name="P2">cat -n ficher : affiche avec les numéros de lignes</text:p>
                    </text:list-item>
                    <text:list-item>
                      <text:p text:style-name="P2">less affiche page par page. Affichage comme un programme a part, pas au milieu des autres commandes et disparaît avec q</text:p>
                    </text:list-item>
                    <text:list-item>
                      <text:p text:style-name="P2">less nomFichier</text:p>
                    </text:list-item>
                    <text:list-item>
                      <text:p text:style-name="P2">on voit pas more car vieille commande peu puissante avec peu d'options, mais comme less mais dans le terminal même</text:p>
                    </text:list-item>
                    <text:list-item>
                      <text:p text:style-name="P1">raccourcis pendant lecture less</text:p>
                      <text:list>
                        <text:list-item>
                          <text:p text:style-name="P1">espace : sauter une page</text:p>
                        </text:list-item>
                        <text:list-item>
                          <text:p text:style-name="P1">entrée : sauter une ligne</text:p>
                        </text:list-item>
                        <text:list-item>
                          <text:p text:style-name="P1">d : sauter une demi page</text:p>
                        </text:list-item>
                        <text:list-item>
                          <text:p text:style-name="P1">b : revenir en arrière d'une page (11 lignes plus précisément)</text:p>
                        </text:list-item>
                        <text:list-item>
                          <text:p text:style-name="P1">y : idem d'une ligne</text:p>
                        </text:list-item>
                        <text:list-item>
                          <text:p text:style-name="P1">u : idem d'une demi page (11 lignes plus précisément)</text:p>
                        </text:list-item>
                        <text:list-item>
                          <text:p text:style-name="P1">q : quitter</text:p>
                        </text:list-item>
                        <text:list-item>
                          <text:p text:style-name="P1">= : indiquer progression lecture (pourcentage / ligne)</text:p>
                        </text:list-item>
                        <text:list-item>
                          <text:p text:style-name="P1">h : afficher l'aide</text:p>
                        </text:list-item>
                        <text:list-item>
                          <text:p text:style-name="P1">/exp : faire une recherche textuelle (possibilité expressions régulières !!!)</text:p>
                        </text:list-item>
                        <text:list-item>
                          <text:p text:style-name="P1">n : aller à l'occurence suivante dans les résultats</text:p>
                        </text:list-item>
                        <text:list-item>
                          <text:p text:style-name="P1">N : aller à l'occurence précédente</text:p>
                        </text:list-item>
                      </text:list>
                    </text:list-item>
                  </text:list>
                </text:list-item>
                <text:list-item>
                  <text:p text:style-name="P1">afficher juste le début / la fin d'un fichier</text:p>
                  <text:list>
                    <text:list-item>
                      <text:p text:style-name="P1">deux commandes permettant de le faire</text:p>
                      <text:list>
                        <text:list-item>
                          <text:p text:style-name="P1">head</text:p>
                        </text:list-item>
                        <text:list-item>
                          <text:p text:style-name="P1">tail</text:p>
                        </text:list-item>
                      </text:list>
                    </text:list-item>
                    <text:list-item>
                      <text:p text:style-name="P1">head</text:p>
                      <text:list>
                        <text:list-item>
                          <text:p text:style-name="P1">utilité : affiche le début du fichier</text:p>
                        </text:list-item>
                        <text:list-item>
                          <text:p text:style-name="P1">comment l'utiliser : head fichier</text:p>
                        </text:list-item>
                        <text:list-item>
                          <text:p text:style-name="P1">un paramètre : head -n [nb] fichier pour afficher que les nb premières lignes</text:p>
                        </text:list-item>
                      </text:list>
                    </text:list-item>
                    <text:list-item>
                      <text:p text:style-name="P1">tail</text:p>
                      <text:list>
                        <text:list-item>
                          <text:p text:style-name="P1">utilité : affiche la fin du fichier</text:p>
                        </text:list-item>
                        <text:list-item>
                          <text:p text:style-name="P1">comment l'utiliser : tail fichier</text:p>
                        </text:list-item>
                        <text:list-item>
                          <text:p text:style-name="P1"><text:soft-page-break/>paramètre analog au précédent : tail -n [nb] fichier = les nb dernières lignes</text:p>
                        </text:list-item>
                        <text:list-item>
                          <text:p text:style-name="P1">un deuxième intéressant (dans quel cas ?)</text:p>
                          <text:list>
                            <text:list-item>
                              <text:p text:style-name="P1">tail -f</text:p>
                            </text:list-item>
                            <text:list-item>
                              <text:p text:style-name="P1">permet de suivre l'évolution en temps réel</text:p>
                            </text:list-item>
                          </text:list>
                        </text:list-item>
                        <text:list-item>
                          <text:p text:style-name="P1">un troisième associé au deuxième pour indiquer les intervalles de temps</text:p>
                          <text:list>
                            <text:list-item>
                              <text:p text:style-name="P1">tail -f -s [tps] (marche pas chez moi apparemment)</text:p>
                            </text:list-item>
                            <text:list-item>
                              <text:p text:style-name="P1">vérifie l'évolution toutes les tps secondes (nb réels acceptés avec ".")</text:p>
                            </text:list-item>
                          </text:list>
                        </text:list-item>
                      </text:list>
                    </text:list-item>
                    <text:list-item>
                      <text:p text:style-name="P1">stopper une commande (déjà vu avant ? - trivial) : ctrl+C</text:p>
                    </text:list-item>
                  </text:list>
                </text:list-item>
                <text:list-item>
                  <text:p text:style-name="P1">créer des fichiers / dossiers</text:p>
                  <text:list>
                    <text:list-item>
                      <text:p text:style-name="P1">créer un fichier</text:p>
                      <text:list>
                        <text:list-item>
                          <text:p text:style-name="P1">commande : touch fichier</text:p>
                        </text:list-item>
                        <text:list-item>
                          <text:p text:style-name="P1">pas initialement prévue pour créer un fichier. Utilité de base : changer la date de dernière modification (aujourd'hui)</text:p>
                        </text:list-item>
                        <text:list-item>
                          <text:p text:style-name="P1">créer plusieurs fichiers en une commande : touch fic1 fic2 fic3...</text:p>
                        </text:list-item>
                      </text:list>
                    </text:list-item>
                    <text:list-item>
                      <text:p text:style-name="P1">créer un dossier</text:p>
                      <text:list>
                        <text:list-item>
                          <text:p text:style-name="P1">commande : mkdir</text:p>
                        </text:list-item>
                        <text:list-item>
                          <text:p text:style-name="P1">créer plusieurs dossiers en une commande : mkdir d1 d2 d3...</text:p>
                        </text:list-item>
                        <text:list-item>
                          <text:p text:style-name="P1">créer un dossier son sous dossier son sous-sous dossier etc récursivement (paramètre) : mkdir -p d1/d2/d3/</text:p>
                        </text:list-item>
                        <text:list-item>
                          <text:p text:style-name="P1">d'après mes tests</text:p>
                          <text:list>
                            <text:list-item>
                              <text:p text:style-name="P1">pas le droit de nommer un dossier comme un fichier</text:p>
                            </text:list-item>
                            <text:list-item>
                              <text:p text:style-name="P1">peut faire un touch sur un dossier</text:p>
                            </text:list-item>
                          </text:list>
                        </text:list-item>
                      </text:list>
                    </text:list-item>
                  </text:list>
                </text:list-item>
                <text:list-item>
                  <text:p text:style-name="P1">copier ou déplacer un fichier</text:p>
                  <text:list>
                    <text:list-item>
                      <text:p text:style-name="P1">copier</text:p>
                      <text:list>
                        <text:list-item>
                          <text:p text:style-name="P1">des fichiers</text:p>
                          <text:list>
                            <text:list-item>
                              <text:p text:style-name="P1">commande : cp</text:p>
                            </text:list-item>
                            <text:list-item>
                              <text:p text:style-name="P1">deux paramètres : cp fichier copie</text:p>
                            </text:list-item>
                            <text:list-item>
                              <text:p text:style-name="P1">copier ailleurs (sous le même nom / nom différent)</text:p>
                              <text:list>
                                <text:list-item>
                                  <text:p text:style-name="P1">cp fichier dossier/</text:p>
                                </text:list-item>
                                <text:list-item>
                                  <text:p text:style-name="P1">cp fichier dossier/copie</text:p>
                                </text:list-item>
                              </text:list>
                            </text:list-item>
                          </text:list>
                        </text:list-item>
                        <text:list-item>
                          <text:p text:style-name="P1">des dossiers+contenus (param supplémentaire) : cp -R dossier</text:p>
                        </text:list-item>
                        <text:list-item>
                          <text:p text:style-name="P1">copier un ensemble de fichiers (dans un dossier) en utilisant les expressions régulières : cp *.jpg images/</text:p>
                        </text:list-item>
                      </text:list>
                    </text:list-item>
                    <text:list-item>
                      <text:p text:style-name="P1">commande pour "déplacer" un fichier / dossier</text:p>
                      <text:list>
                        <text:list-item>
                          <text:p text:style-name="P1">commande : mv</text:p>
                        </text:list-item>
                        <text:list-item>
                          <text:p text:style-name="P1">déplacer effectivement un fichier / dossier</text:p>
                          <text:list>
                            <text:list-item>
                              <text:p text:style-name="P1">commandes et paramètres : mv fichier dossier/</text:p>
                            </text:list-item>
                            <text:list-item>
                              <text:p text:style-name="P1">idem pour dossier (change ou pas ?) : change pas : mv dossier/ d/</text:p>
                            </text:list-item>
                            <text:list-item>
                              <text:p text:style-name="P1">utiliser les expressions régulières : mv *.jpg images</text:p>
                            </text:list-item>
                          </text:list>
                        </text:list-item>
                        <text:list-item>
                          <text:p text:style-name="P1">renommer un fichier (/ dossier ?)</text:p>
                          <text:list>
                            <text:list-item>
                              <text:p text:style-name="P1">commandes et paramètres : mv ficier fichier</text:p>
                            </text:list-item>
                            <text:list-item>
                              <text:p text:style-name="P1">déplacer ET renommer à la fois : mv ficier dossier/fichier</text:p>
                            </text:list-item>
                          </text:list>
                        </text:list-item>
                      </text:list>
                    </text:list-item>
                  </text:list>
                </text:list-item>
                <text:list-item>
                  <text:p text:style-name="P1">supprimer un fichier / dossier</text:p>
                  <text:list>
                    <text:list-item>
                      <text:p text:style-name="P1">commande : rm</text:p>
                    </text:list-item>
                    <text:list-item>
                      <text:p text:style-name="P1">attention : suppression définitive, pas de corbeille !!!</text:p>
                    </text:list-item>
                    <text:list-item>
                      <text:p text:style-name="P1">supprimer plusieurs fichiers : rm f1 f2 ...</text:p>
                    </text:list-item>
                    <text:list-item>
                      <text:p text:style-name="P1">demander au terminal de nous demander confirmation (paramètre) : rm -i fich</text:p>
                    </text:list-item>
                    <text:list-item>
                      <text:p text:style-name="P1">forcer la suppression (param) : rm -f fich</text:p>
                    </text:list-item>
                    <text:list-item>
                      <text:p text:style-name="P1">faire décrire à la console les destructions (param) : rm -v fich</text:p>
                    </text:list-item>
                    <text:list-item>
                      <text:p text:style-name="P1"><text:soft-page-break/>supprimer récursivement dossier et tout contenus (param) : rm -R dossier/</text:p>
                      <text:list>
                        <text:list-item>
                          <text:p text:style-name="P1">note : apparemment -R et -r ont même effet (garder réserve)</text:p>
                        </text:list-item>
                      </text:list>
                    </text:list-item>
                    <text:list-item>
                      <text:p text:style-name="P1">supprimer un dossier s'il est vide uniquement moins dangereux : rmdir dossier/</text:p>
                    </text:list-item>
                    <text:list-item>
                      <text:p text:style-name="P1">utiliser les expressions régulières : rm -rf ./*</text:p>
                    </text:list-item>
                    <text:list-item>
                      <text:p text:style-name="P1">a titre informatif : possible de supprimer tout le contenu de l'ordi en une commande : sudo rm -rf /*</text:p>
                    </text:list-item>
                  </text:list>
                </text:list-item>
                <text:list-item>
                  <text:p text:style-name="P1">créer des liens entre fichiers</text:p>
                  <text:list>
                    <text:list-item>
                      <text:p text:style-name="P1">commande : ln</text:p>
                    </text:list-item>
                    <text:list-item>
                      <text:p text:style-name="P1">deux sortes de liens</text:p>
                      <text:list>
                        <text:list-item>
                          <text:p text:style-name="P1">liens physiques / dures</text:p>
                        </text:list-item>
                        <text:list-item>
                          <text:p text:style-name="P1">liens symboliques (équivalent des raccourcis sous windows)</text:p>
                        </text:list-item>
                      </text:list>
                    </text:list-item>
                    <text:list-item>
                      <text:p text:style-name="P1">organisation fichiers dans DD sous linux</text:p>
                      <text:list>
                        <text:list-item>
                          <text:p text:style-name="P1">fichiers séparés en</text:p>
                          <text:list>
                            <text:list-item>
                              <text:p text:style-name="P1">nom</text:p>
                            </text:list-item>
                            <text:list-item>
                              <text:p text:style-name="P1">droits d'accés</text:p>
                            </text:list-item>
                            <text:list-item>
                              <text:p text:style-name="P1">contenu</text:p>
                            </text:list-item>
                          </text:list>
                        </text:list-item>
                        <text:list-item>
                          <text:p text:style-name="P1">on s'intéresse ici juste aux nom et contenu</text:p>
                        </text:list-item>
                        <text:list-item>
                          <text:p text:style-name="P1">inode = numéro d'identification associé à une des parties</text:p>
                        </text:list-item>
                      </text:list>
                    </text:list-item>
                    <text:list-item>
                      <text:p text:style-name="P1">liens physiques</text:p>
                      <text:list>
                        <text:list-item>
                          <text:p text:style-name="P1">le nom du fichier pointe vers l'inode directement</text:p>
                        </text:list-item>
                        <text:list-item>
                          <text:p text:style-name="P1">ce lien est comme un deuxième nom</text:p>
                        </text:list-item>
                        <text:list-item>
                          <text:p text:style-name="P1">note : possible pour les répertoires mais compliqué il faut paramètre je crois</text:p>
                        </text:list-item>
                        <text:list-item>
                          <text:p text:style-name="P1">commande : ln f1 f2</text:p>
                        </text:list-item>
                        <text:list-item>
                          <text:p text:style-name="P1">un lien dur apparaît dans le terminal comme un fichier classique</text:p>
                        </text:list-item>
                        <text:list-item>
                          <text:p text:style-name="P1">autre nom de ce type de lien : lien dur</text:p>
                        </text:list-item>
                        <text:list-item>
                          <text:p text:style-name="P1">rappel : deuxième colonne de ls -l indique le nombre de liens physiques</text:p>
                        </text:list-item>
                        <text:list-item>
                          <text:p text:style-name="P1">afficher le numéro d'inode avec un ls (paramètre) : ls -i</text:p>
                        </text:list-item>
                        <text:list-item>
                          <text:p text:style-name="P1">effet si on supprime un lien de ce type : rien de spé</text:p>
                        </text:list-item>
                        <text:list-item>
                          <text:p text:style-name="P1">pour supprimer le contenu du fichier, obligé de supprimer tous les liens durs. Supprimer l'originel ne suffit pas.</text:p>
                        </text:list-item>
                      </text:list>
                    </text:list-item>
                    <text:list-item>
                      <text:p text:style-name="P1">liens symboliques</text:p>
                      <text:list>
                        <text:list-item>
                          <text:p text:style-name="P1">lien pointe vers nom du fichier pas vers inode</text:p>
                        </text:list-item>
                        <text:list-item>
                          <text:p text:style-name="P1">paramètre à ajouter à la commande d'avant : ln -s f1 f2</text:p>
                        </text:list-item>
                        <text:list-item>
                          <text:p text:style-name="P1">note : mac ne respecte apparemment pas la casse !!!</text:p>
                        </text:list-item>
                        <text:list-item>
                          <text:p text:style-name="P1">dans le terminal : infos du lien suivi de → et du nom/chemin du fichier pointé</text:p>
                        </text:list-item>
                        <text:list-item>
                          <text:p text:style-name="P1">lien pointe vers rien si on supprime le fichier originel. Appelé "lien mort".</text:p>
                        </text:list-item>
                        <text:list-item>
                          <text:p text:style-name="P1">fonctionnent sur des répertoires</text:p>
                        </text:list-item>
                      </text:list>
                    </text:list-item>
                  </text:list>
                </text:list-item>
              </text:list>
            </text:list-item>
            <text:list-item>
              <text:p text:style-name="P1">les utilisateurs et les droits</text:p>
              <text:list>
                <text:list-item>
                  <text:p text:style-name="P1">intro</text:p>
                  <text:list>
                    <text:list-item>
                      <text:p text:style-name="P1">linux est multiutilisateur</text:p>
                    </text:list-item>
                    <text:list-item>
                      <text:p text:style-name="P1">→ plusieurs personnes peuvent s'y connecter en même temps</text:p>
                    </text:list-item>
                    <text:list-item>
                      <text:p text:style-name="P1">(via console a distance nottament)</text:p>
                    </text:list-item>
                    <text:list-item>
                      <text:p text:style-name="P1">chaque utilisateur a son compte perso</text:p>
                    </text:list-item>
                    <text:list-item>
                      <text:p text:style-name="P1">chaque utilisateur a des droits</text:p>
                    </text:list-item>
                    <text:list-item>
                      <text:p text:style-name="P1">c'est ces droits qu'on va étudier ici</text:p>
                    </text:list-item>
                  </text:list>
                </text:list-item>
                <text:list-item>
                  <text:p text:style-name="P1">sudo : exécuter une commande en root</text:p>
                  <text:list>
                    <text:list-item>
                      <text:p text:style-name="P1">intro</text:p>
                      <text:list>
                        <text:list-item>
                          <text:p text:style-name="P1">utilisateurs classiques = pas tous les droits par sécurité</text:p>
                        </text:list-item>
                        <text:list-item>
                          <text:p text:style-name="P1">mais peut passer en mode root pour avoir tous les droits</text:p>
                        </text:list-item>
                      </text:list>
                    </text:list-item>
                    <text:list-item>
                      <text:p text:style-name="P1"><text:soft-page-break/>l'organisation des utilisateurs sous linux</text:p>
                      <text:list>
                        <text:list-item>
                          <text:p text:style-name="P1">on peut créer autant d'utilisateurs qu'on veut</text:p>
                        </text:list-item>
                        <text:list-item>
                          <text:p text:style-name="P1">ils sont répartis dans des groupes</text:p>
                        </text:list-item>
                        <text:list-item>
                          <text:p text:style-name="P1">l'utilisateur root est un utilisateur spécial (le superutilisateur)</text:p>
                        </text:list-item>
                        <text:list-item>
                          <text:p text:style-name="P1">on évite tant que possible de passer en root. Protège de :</text:p>
                          <text:list>
                            <text:list-item>
                              <text:p text:style-name="P1">fausses manipulations</text:p>
                            </text:list-item>
                            <text:list-item>
                              <text:p text:style-name="P1">virus (peut tout faire en root, même détruire l'ordi)</text:p>
                            </text:list-item>
                          </text:list>
                        </text:list-item>
                        <text:list-item>
                          <text:p text:style-name="P1">windows connecte en root par défaut, c'est pourquoi les virus sont si dangereux !</text:p>
                        </text:list-item>
                        <text:list-item>
                          <text:p text:style-name="P1">ubuntu est l'une des seules distributions a interdire de se connecter au démarrage en root</text:p>
                        </text:list-item>
                      </text:list>
                    </text:list-item>
                    <text:list-item>
                      <text:p text:style-name="P1">devenir root un instant</text:p>
                      <text:list>
                        <text:list-item>
                          <text:p text:style-name="P1">impossible de se connecter directement en root au démarrage</text:p>
                        </text:list-item>
                        <text:list-item>
                          <text:p text:style-name="P1">possible de devenir temporairement root grâce à commande sudo</text:p>
                        </text:list-item>
                        <text:list-item>
                          <text:p text:style-name="P1">sudo = Substitute User DO</text:p>
                        </text:list-item>
                        <text:list-item>
                          <text:p text:style-name="P1">exécuter UNE commande en root : sudo commande-a-exécuter-en-root</text:p>
                        </text:list-item>
                        <text:list-item>
                          <text:p text:style-name="P1">passer en root et le rester : sudo su</text:p>
                        </text:list-item>
                        <text:list-item>
                          <text:p text:style-name="P1">quitter le mode sudo : ctrl+D ou exit (déjà vu pour quitter tout court)</text:p>
                        </text:list-item>
                        <text:list-item>
                          <text:p text:style-name="P1">possible dans d'autres distributions de se connecter juste avec su</text:p>
                        </text:list-item>
                        <text:list-item>
                          <text:p text:style-name="P1">su – rajoute des programmes accessibles seulement a root et place dans /root</text:p>
                        </text:list-item>
                      </text:list>
                    </text:list-item>
                  </text:list>
                </text:list-item>
                <text:list-item>
                  <text:p text:style-name="P1">adduser : gestion des utilisateurs</text:p>
                  <text:list>
                    <text:list-item>
                      <text:p text:style-name="P1">intro</text:p>
                      <text:list>
                        <text:list-item>
                          <text:p text:style-name="P1">ajout et suppression d'utilisateurs réservés a root, refusés normalement</text:p>
                        </text:list-item>
                      </text:list>
                    </text:list-item>
                    <text:list-item>
                      <text:p text:style-name="P1">note perso mac</text:p>
                      <text:list>
                        <text:list-item>
                          <text:p text:style-name="P1">TOUT CA MARCHE PAS sous mac (doit y avoir autre moyen)</text:p>
                        </text:list-item>
                        <text:list-item>
                          <text:p text:style-name="P1">adduser et deluser uniquement sous debian</text:p>
                        </text:list-item>
                        <text:list-item>
                          <text:p text:style-name="P1">selon <text:a xlink:type="simple" xlink:href="mailto:m@teo21">m@teo21</text:a></text:p>
                          <text:list>
                            <text:list-item>
                              <text:p text:style-name="P1">sous tous les descendants unix non debien : useradd et userdel</text:p>
                            </text:list-item>
                            <text:list-item>
                              <text:p text:style-name="P1">différent : créait session sans mdp par défaut</text:p>
                            </text:list-item>
                          </text:list>
                        </text:list-item>
                        <text:list-item>
                          <text:p text:style-name="P1">dans les faits : marche pas non plus chez moi</text:p>
                        </text:list-item>
                      </text:list>
                    </text:list-item>
                    <text:list-item>
                      <text:p text:style-name="P1">adduser : ajouter un utilisateur</text:p>
                      <text:list>
                        <text:list-item>
                          <text:p text:style-name="P1">syntaxe : adduser nomUtilisateur</text:p>
                        </text:list-item>
                        <text:list-item>
                          <text:p text:style-name="P1">conditions</text:p>
                          <text:list>
                            <text:list-item>
                              <text:p text:style-name="P1">avoir faire sudo su avant ou </text:p>
                            </text:list-item>
                            <text:list-item>
                              <text:p text:style-name="P1">faire direct sudo adduser nom</text:p>
                            </text:list-item>
                          </text:list>
                        </text:list-item>
                        <text:list-item>
                          <text:p text:style-name="P1">on doit en suite lui choisir un mdp</text:p>
                        </text:list-item>
                        <text:list-item>
                          <text:p text:style-name="P1">le terminal nous demande en suite coordonnées personnelles, laisser vide et taper entrée si on veut pas</text:p>
                        </text:list-item>
                      </text:list>
                    </text:list-item>
                    <text:list-item>
                      <text:p text:style-name="P1">passwd : changer le mot de passe</text:p>
                      <text:list>
                        <text:list-item>
                          <text:p text:style-name="P1">syntaxe : passwd nomUtilisateur</text:p>
                        </text:list-item>
                        <text:list-item>
                          <text:p text:style-name="P1">ou passwd tout court pour changer mdp utilisateur "courant"</text:p>
                        </text:list-item>
                      </text:list>
                    </text:list-item>
                    <text:list-item>
                      <text:p text:style-name="P1">deluser : supprimer un compte</text:p>
                      <text:list>
                        <text:list-item>
                          <text:p text:style-name="P1">syntaxe : deluser nomUtilisateur</text:p>
                        </text:list-item>
                        <text:list-item>
                          <text:p text:style-name="P1">si on supprime son propre compte, vu que ubuntu interdit de démarrer en root, on pourra plus démarrer</text:p>
                        </text:list-item>
                        <text:list-item>
                          <text:p text:style-name="P1">deluser par défaut supprime pas son répertoire personnel !!!</text:p>
                        </text:list-item>
                        <text:list-item>
                          <text:p text:style-name="P1">pour ce faire : deluser –remove-home nomUtilisateur</text:p>
                        </text:list-item>
                      </text:list>
                    </text:list-item>
                  </text:list>
                </text:list-item>
                <text:list-item>
                  <text:p text:style-name="P1">addgroup : gestion des groupes</text:p>
                  <text:list>
                    <text:list-item>
                      <text:p text:style-name="P1">quand on créé un utilisateur, par défaut, il appartient a un groupe portant son <text:soft-page-break/>propre nom et dont il est le seul membre. Sauf sous mac (du moins chez moi) : staff pour moi</text:p>
                    </text:list-item>
                    <text:list-item>
                      <text:p text:style-name="P1">ls -l dans home pour regarder</text:p>
                      <text:list>
                        <text:list-item>
                          <text:p text:style-name="P1">les utilisateurs (3ème colonne)</text:p>
                        </text:list-item>
                        <text:list-item>
                          <text:p text:style-name="P1">les groupes (4ème colonne)</text:p>
                        </text:list-item>
                      </text:list>
                    </text:list-item>
                    <text:list-item>
                      <text:p text:style-name="P1">addgroup groupe pour ajouter un groupe</text:p>
                    </text:list-item>
                    <text:list-item>
                      <text:p text:style-name="P1">modifier un utilisateur : commande usermod</text:p>
                      <text:list>
                        <text:list-item>
                          <text:p text:style-name="P1">paramètres</text:p>
                          <text:list>
                            <text:list-item>
                              <text:p text:style-name="P1">-l : modifie le nom de l'utilisateur (mais pas de son home !!!)</text:p>
                            </text:list-item>
                            <text:list-item>
                              <text:p text:style-name="P1">-g : change son groupe</text:p>
                            </text:list-item>
                          </text:list>
                        </text:list-item>
                        <text:list-item>
                          <text:p text:style-name="P1">changer le groupe d'un utilisateur : usermod -g groupe utilisateur</text:p>
                        </text:list-item>
                        <text:list-item>
                          <text:p text:style-name="P1">affecter plusieurs groupes a un utilisateur</text:p>
                          <text:list>
                            <text:list-item>
                              <text:p text:style-name="P1">usermod -G g1,g2,g3... utilisateur</text:p>
                            </text:list-item>
                            <text:list-item>
                              <text:p text:style-name="P1">syntaxe : séparés par des virgules sans espaces !!!</text:p>
                            </text:list-item>
                            <text:list-item>
                              <text:p text:style-name="P1">supprime son (ses) ancien(s) groupe(s)</text:p>
                            </text:list-item>
                          </text:list>
                        </text:list-item>
                        <text:list-item>
                          <text:p text:style-name="P1">ajouter des groupes a un utilisateur sans supprimer les anciens</text:p>
                          <text:list>
                            <text:list-item>
                              <text:p text:style-name="P1">usermod -aG g4,g5 utilisateur</text:p>
                            </text:list-item>
                          </text:list>
                        </text:list-item>
                      </text:list>
                    </text:list-item>
                    <text:list-item>
                      <text:p text:style-name="P1">delgroup : supprimer un groupe</text:p>
                      <text:list>
                        <text:list-item>
                          <text:p text:style-name="P1">delgroup groupe</text:p>
                        </text:list-item>
                      </text:list>
                    </text:list-item>
                    <text:list-item>
                      <text:p text:style-name="P1">notes</text:p>
                      <text:list>
                        <text:list-item>
                          <text:p text:style-name="P1">addgroup et delgroup ne marchent que sous debian</text:p>
                        </text:list-item>
                        <text:list-item>
                          <text:p text:style-name="P1">sous autres OS (d'après <text:a xlink:type="simple" xlink:href="mailto:m@teo21">m@teo21</text:a> mais marche pas chez moi) :</text:p>
                        </text:list-item>
                        <text:list-item>
                          <text:p text:style-name="P1">groupadd groupdel</text:p>
                        </text:list-item>
                      </text:list>
                    </text:list-item>
                  </text:list>
                </text:list-item>
                <text:list-item>
                  <text:p text:style-name="P1">chown : gestion des propriétaires d'un fichier</text:p>
                  <text:list>
                    <text:list-item>
                      <text:p text:style-name="P1">ls : possibilité de passer un fichier / une expression régulière en param</text:p>
                      <text:list>
                        <text:list-item>
                          <text:p text:style-name="P1">ls -l fichier pour avoir les infos dessus</text:p>
                        </text:list-item>
                        <text:list-item>
                          <text:p text:style-name="P1">ls *.jpg pour avoir les images</text:p>
                        </text:list-item>
                      </text:list>
                    </text:list-item>
                    <text:list-item>
                      <text:p text:style-name="P1">syntaxe changer propriétaire : chown nouveau-prop fichier</text:p>
                    </text:list-item>
                    <text:list-item>
                      <text:p text:style-name="P1">changer le propriétaire ne change pas le groupe !!! (bizarre)</text:p>
                    </text:list-item>
                    <text:list-item>
                      <text:p text:style-name="P1">chgrp pour changer le groupe propriétaire d'un fichier</text:p>
                    </text:list-item>
                    <text:list-item>
                      <text:p text:style-name="P1">syntaxe : chgrp groupe fichier</text:p>
                    </text:list-item>
                    <text:list-item>
                      <text:p text:style-name="P1">deux en un (prop+groupe) : chown prop:groupe fichier</text:p>
                    </text:list-item>
                    <text:list-item>
                      <text:p text:style-name="P1">affectation récursive : -R (chown -R prop:groupe fichier)</text:p>
                    </text:list-item>
                  </text:list>
                </text:list-item>
                <text:list-item>
                  <text:p text:style-name="P1">chmod : modifier les droits d'accés</text:p>
                  <text:list>
                    <text:list-item>
                      <text:p text:style-name="P1">le fonctionnement des droits</text:p>
                      <text:list>
                        <text:list-item>
                          <text:p text:style-name="P1">trivial : ls -l pour visualiser les droits</text:p>
                        </text:list-item>
                        <text:list-item>
                          <text:p text:style-name="P1">décomposer affichage droits</text:p>
                          <text:list>
                            <text:list-item>
                              <text:p text:style-name="P1">un caractère pour dossier/fichier</text:p>
                              <text:list>
                                <text:list-item>
                                  <text:p text:style-name="P1">d pour dossier</text:p>
                                </text:list-item>
                                <text:list-item>
                                  <text:p text:style-name="P1">- pour fichier</text:p>
                                </text:list-item>
                              </text:list>
                            </text:list-item>
                            <text:list-item>
                              <text:p text:style-name="P1">3 pour l'utilisateur</text:p>
                              <text:list>
                                <text:list-item>
                                  <text:p text:style-name="P1">premier pour le droit de lecture</text:p>
                                  <text:list>
                                    <text:list-item>
                                      <text:p text:style-name="P1">r = droit de lecture</text:p>
                                    </text:list-item>
                                    <text:list-item>
                                      <text:p text:style-name="P1">- = pas le droit</text:p>
                                    </text:list-item>
                                  </text:list>
                                </text:list-item>
                                <text:list-item>
                                  <text:p text:style-name="P1">deuxième pour droit d'écriture (w)</text:p>
                                </text:list-item>
                                <text:list-item>
                                  <text:p text:style-name="P1">troisième pour droit d'exécution (x)</text:p>
                                </text:list-item>
                              </text:list>
                            </text:list-item>
                            <text:list-item>
                              <text:p text:style-name="P1">3 pour le groupe (analogue)</text:p>
                            </text:list-item>
                            <text:list-item>
                              <text:p text:style-name="P1">3 pour les autres (analogue)</text:p>
                            </text:list-item>
                            <text:list-item>
                              <text:p text:style-name="P1">eventuellement @ pour les liens</text:p>
                            </text:list-item>
                          </text:list>
                        </text:list-item>
                        <text:list-item>
                          <text:p text:style-name="P1"><text:soft-page-break/>root a TOUS les droits sur TOUT</text:p>
                        </text:list-item>
                      </text:list>
                    </text:list-item>
                    <text:list-item>
                      <text:p text:style-name="P1">chmod : modifier les droits d'accés</text:p>
                      <text:list>
                        <text:list-item>
                          <text:p text:style-name="P1">avec des chiffres</text:p>
                          <text:list>
                            <text:list-item>
                              <text:p text:style-name="P1">syntaxe : chmod xxx fichier</text:p>
                            </text:list-item>
                            <text:list-item>
                              <text:p text:style-name="P1">xxx</text:p>
                              <text:list>
                                <text:list-item>
                                  <text:p text:style-name="P1">premier chiffre designe les droits de l'utilisateur</text:p>
                                </text:list-item>
                                <text:list-item>
                                  <text:p text:style-name="P1">deuxième : du groupe</text:p>
                                </text:list-item>
                                <text:list-item>
                                  <text:p text:style-name="P1">troisième : des autres</text:p>
                                </text:list-item>
                              </text:list>
                            </text:list-item>
                            <text:list-item>
                              <text:p text:style-name="P1">correspondance chiffre / droits</text:p>
                              <text:list>
                                <text:list-item>
                                  <text:p text:style-name="P1">on part de 0</text:p>
                                </text:list-item>
                                <text:list-item>
                                  <text:p text:style-name="P1">on ajoute 4 si les gens designés par le chiffre ont droit de lecture</text:p>
                                </text:list-item>
                                <text:list-item>
                                  <text:p text:style-name="P1">+2 si droits d'écriture</text:p>
                                </text:list-item>
                                <text:list-item>
                                  <text:p text:style-name="P1">+1 si droits d'exécution</text:p>
                                </text:list-item>
                              </text:list>
                            </text:list-item>
                            <text:list-item>
                              <text:p text:style-name="P1">exemple</text:p>
                              <text:list>
                                <text:list-item>
                                  <text:p text:style-name="P1">je veux que fichier, appartenant a fred et au groupe groupe, ait</text:p>
                                  <text:list>
                                    <text:list-item>
                                      <text:p text:style-name="P1">pour moi</text:p>
                                      <text:list>
                                        <text:list-item>
                                          <text:p text:style-name="P1">droit de lecture</text:p>
                                        </text:list-item>
                                        <text:list-item>
                                          <text:p text:style-name="P1">droit d'écriture</text:p>
                                        </text:list-item>
                                        <text:list-item>
                                          <text:p text:style-name="P1">droit d'exécution</text:p>
                                        </text:list-item>
                                      </text:list>
                                    </text:list-item>
                                    <text:list-item>
                                      <text:p text:style-name="P1">pour le groupe</text:p>
                                      <text:list>
                                        <text:list-item>
                                          <text:p text:style-name="P1">droit de lecture</text:p>
                                        </text:list-item>
                                        <text:list-item>
                                          <text:p text:style-name="P1">droit d'exécution</text:p>
                                        </text:list-item>
                                      </text:list>
                                    </text:list-item>
                                    <text:list-item>
                                      <text:p text:style-name="P1">pour les autres</text:p>
                                      <text:list>
                                        <text:list-item>
                                          <text:p text:style-name="P1">droit d'exécution</text:p>
                                        </text:list-item>
                                      </text:list>
                                    </text:list-item>
                                  </text:list>
                                </text:list-item>
                                <text:list-item>
                                  <text:p text:style-name="P1">solution :</text:p>
                                  <text:list>
                                    <text:list-item>
                                      <text:p text:style-name="P1">chmod xyz fichier avec</text:p>
                                    </text:list-item>
                                    <text:list-item>
                                      <text:p text:style-name="P1">x = 4+2+1 = 7</text:p>
                                    </text:list-item>
                                    <text:list-item>
                                      <text:p text:style-name="P1">y = 4+1 = 5</text:p>
                                    </text:list-item>
                                    <text:list-item>
                                      <text:p text:style-name="P1">z = 1</text:p>
                                    </text:list-item>
                                  </text:list>
                                </text:list-item>
                                <text:list-item>
                                  <text:p text:style-name="P1">donc chmod 751 fichier</text:p>
                                </text:list-item>
                              </text:list>
                            </text:list-item>
                            <text:list-item>
                              <text:p text:style-name="P1">traduction bijective valeurs / droits</text:p>
                              <text:list>
                                <text:list-item>
                                  <text:p text:style-name="P1">valeurs → droits</text:p>
                                  <text:list>
                                    <text:list-item>
                                      <text:p text:style-name="P1">0 = aucun droits = ---</text:p>
                                    </text:list-item>
                                    <text:list-item>
                                      <text:p text:style-name="P1">1 = droits d'exécution = --x</text:p>
                                    </text:list-item>
                                    <text:list-item>
                                      <text:p text:style-name="P1">2 = droits d'écriture = -w-</text:p>
                                    </text:list-item>
                                    <text:list-item>
                                      <text:p text:style-name="P1">3 = droits d'exécution et d'écriture = -wx</text:p>
                                    </text:list-item>
                                    <text:list-item>
                                      <text:p text:style-name="P1">4 = droits de lecture = r--</text:p>
                                    </text:list-item>
                                    <text:list-item>
                                      <text:p text:style-name="P1">5 = droits de lecture et d'exécution = r-x</text:p>
                                    </text:list-item>
                                    <text:list-item>
                                      <text:p text:style-name="P1">6 = droits de lecture et d'écriture = rw-</text:p>
                                    </text:list-item>
                                    <text:list-item>
                                      <text:p text:style-name="P1">7 = tous les droits = rwx</text:p>
                                    </text:list-item>
                                  </text:list>
                                </text:list-item>
                                <text:list-item>
                                  <text:p text:style-name="P1">remarque : c'est du calcul binaire</text:p>
                                  <text:list>
                                    <text:list-item>
                                      <text:p text:style-name="P1">on fait les calculs sur 3 bits</text:p>
                                    </text:list-item>
                                    <text:list-item>
                                      <text:p text:style-name="P1">bit de poids fort = lecture : 4 = 100 = r--</text:p>
                                    </text:list-item>
                                    <text:list-item>
                                      <text:p text:style-name="P1">bit du milieu = écriture : 2 = 010 = -w-</text:p>
                                    </text:list-item>
                                    <text:list-item>
                                      <text:p text:style-name="P1">bit de poids faible = exécution : 1 = 001 = --x</text:p>
                                    </text:list-item>
                                    <text:list-item>
                                      <text:p text:style-name="P1">ex : 6 = 110 = rw-</text:p>
                                    </text:list-item>
                                  </text:list>
                                </text:list-item>
                                <text:list-item>
                                  <text:p text:style-name="P1">droits → valeurs</text:p>
                                  <text:list>
                                    <text:list-item>
                                      <text:p text:style-name="P1">--- = 000 = 0</text:p>
                                    </text:list-item>
                                    <text:list-item>
                                      <text:p text:style-name="P1">r-- = 100 = 4</text:p>
                                    </text:list-item>
                                    <text:list-item>
                                      <text:p text:style-name="P1"><text:soft-page-break/>-w- = 010 = 2</text:p>
                                    </text:list-item>
                                    <text:list-item>
                                      <text:p text:style-name="P1">--x = 001 = 1</text:p>
                                    </text:list-item>
                                    <text:list-item>
                                      <text:p text:style-name="P1">rw- = 110 = 6</text:p>
                                    </text:list-item>
                                    <text:list-item>
                                      <text:p text:style-name="P1">r-x = 101 = 5</text:p>
                                    </text:list-item>
                                    <text:list-item>
                                      <text:p text:style-name="P1">-wx = 011 = 3</text:p>
                                    </text:list-item>
                                    <text:list-item>
                                      <text:p text:style-name="P1">rwx = 111 = 7</text:p>
                                    </text:list-item>
                                  </text:list>
                                </text:list-item>
                              </text:list>
                            </text:list-item>
                            <text:list-item>
                              <text:p text:style-name="P1">droit maximal : chmod 777</text:p>
                            </text:list-item>
                          </text:list>
                        </text:list-item>
                        <text:list-item>
                          <text:p text:style-name="P1">avec des lettres</text:p>
                          <text:list>
                            <text:list-item>
                              <text:p text:style-name="P1">chmod a*x fichier</text:p>
                            </text:list-item>
                            <text:list-item>
                              <text:p text:style-name="P1">a*x (choix perso arbitraire pour mon exemple)</text:p>
                              <text:list>
                                <text:list-item>
                                  <text:p text:style-name="P1">a : personnes visées</text:p>
                                </text:list-item>
                                <text:list-item>
                                  <text:p text:style-name="P1">* : ajout/suppression/affectation</text:p>
                                </text:list-item>
                                <text:list-item>
                                  <text:p text:style-name="P1">x : droits</text:p>
                                </text:list-item>
                              </text:list>
                            </text:list-item>
                            <text:list-item>
                              <text:p text:style-name="P1">personnes visées</text:p>
                              <text:list>
                                <text:list-item>
                                  <text:p text:style-name="P1">u = utilisateur</text:p>
                                </text:list-item>
                                <text:list-item>
                                  <text:p text:style-name="P1">g = groupe</text:p>
                                </text:list-item>
                                <text:list-item>
                                  <text:p text:style-name="P1">o = autres</text:p>
                                </text:list-item>
                              </text:list>
                            </text:list-item>
                            <text:list-item>
                              <text:p text:style-name="P1">que faire des droits</text:p>
                              <text:list>
                                <text:list-item>
                                  <text:p text:style-name="P1">+ = ajouter des droits (suivi des droits a ajouter pour"a")</text:p>
                                </text:list-item>
                                <text:list-item>
                                  <text:p text:style-name="P1">- = supprimer (suivi des droits a supprimer)</text:p>
                                </text:list-item>
                                <text:list-item>
                                  <text:p text:style-name="P1">= = affecter (suivi des droits a affecter, et de "-" pour tout retirer)</text:p>
                                </text:list-item>
                              </text:list>
                            </text:list-item>
                            <text:list-item>
                              <text:p text:style-name="P1">droits</text:p>
                              <text:list>
                                <text:list-item>
                                  <text:p text:style-name="P1">r = lecture</text:p>
                                </text:list-item>
                                <text:list-item>
                                  <text:p text:style-name="P1">w = écriture</text:p>
                                </text:list-item>
                                <text:list-item>
                                  <text:p text:style-name="P1">x = exécution</text:p>
                                </text:list-item>
                              </text:list>
                            </text:list-item>
                            <text:list-item>
                              <text:p text:style-name="P1">exemple</text:p>
                              <text:list>
                                <text:list-item>
                                  <text:p text:style-name="P1">chmod g+r fichier // ajoute le droit de lecture</text:p>
                                </text:list-item>
                                <text:list-item>
                                  <text:p text:style-name="P1">chmod o=wx fichier // auront droit d'écrire et d'exécuter mais pas de lire</text:p>
                                </text:list-item>
                              </text:list>
                            </text:list-item>
                          </text:list>
                        </text:list-item>
                        <text:list-item>
                          <text:p text:style-name="P1">-R = récursif</text:p>
                        </text:list-item>
                      </text:list>
                    </text:list-item>
                  </text:list>
                </text:list-item>
              </text:list>
            </text:list-item>
            <text:list-item>
              <text:p text:style-name="P1">nano, l'éditeur de texte du débutant</text:p>
              <text:list>
                <text:list-item>
                  <text:p text:style-name="P1">intro</text:p>
                  <text:list>
                    <text:list-item>
                      <text:p text:style-name="P1">sert a écrire du texte en console</text:p>
                    </text:list-item>
                    <text:list-item>
                      <text:p text:style-name="P1">3 éditeurs de textes en console a connaître</text:p>
                      <text:list>
                        <text:list-item>
                          <text:p text:style-name="P1">nano</text:p>
                        </text:list-item>
                        <text:list-item>
                          <text:p text:style-name="P1">vim</text:p>
                        </text:list-item>
                        <text:list-item>
                          <text:p text:style-name="P1">emacs</text:p>
                        </text:list-item>
                      </text:list>
                    </text:list-item>
                  </text:list>
                </text:list-item>
                <text:list-item>
                  <text:p text:style-name="P1">premiers pas</text:p>
                  <text:list>
                    <text:list-item>
                      <text:p text:style-name="P1">intro</text:p>
                      <text:list>
                        <text:list-item>
                          <text:p text:style-name="P1">nano est ultra simple et léger, d'où son nom</text:p>
                        </text:list-item>
                        <text:list-item>
                          <text:p text:style-name="P1">éditeur de texte, pas traitement de texte (s'occupe du fond pas de la forme)</text:p>
                        </text:list-item>
                        <text:list-item>
                          <text:p text:style-name="P1">très utilile surtout pour programmer</text:p>
                        </text:list-item>
                        <text:list-item>
                          <text:p text:style-name="P1">on modifiera, une fois qu'on maitrisera nano, les fichiers nanorc et bashrc pour personnaliser nano et la console</text:p>
                        </text:list-item>
                      </text:list>
                    </text:list-item>
                    <text:list-item>
                      <text:p text:style-name="P1">pour ouvrir nano dans la console : commande nano (c'est tout)</text:p>
                    </text:list-item>
                    <text:list-item>
                      <text:p text:style-name="P1">les raccourcis claviers de nano</text:p>
                      <text:list>
                        <text:list-item>
                          <text:p text:style-name="P1">principaux raccourcis notés en bas</text:p>
                        </text:list-item>
                        <text:list-item>
                          <text:p text:style-name="P1">page up page down pour se balader dans nano</text:p>
                        </text:list-item>
                        <text:list-item>
                          <text:p text:style-name="P1">escape + x cache l'aide avec les raccourcis</text:p>
                        </text:list-item>
                        <text:list-item>
                          <text:p text:style-name="P1"><text:soft-page-break/>recherche</text:p>
                          <text:list>
                            <text:list-item>
                              <text:p text:style-name="P1">ctrl + W + champs recherché + entrée lance une recherche dans le fichier</text:p>
                            </text:list-item>
                            <text:list-item>
                              <text:p text:style-name="P1">ctrl + C pour sortir du mode recherche</text:p>
                            </text:list-item>
                            <text:list-item>
                              <text:p text:style-name="P1">ctrl + W + entrée pour aller a l'occurence suivante</text:p>
                            </text:list-item>
                          </text:list>
                        </text:list-item>
                        <text:list-item>
                          <text:p text:style-name="P1">enregistrer et quitter</text:p>
                          <text:list>
                            <text:list-item>
                              <text:p text:style-name="P1">ctrl + o pour enregistrer</text:p>
                            </text:list-item>
                            <text:list-item>
                              <text:p text:style-name="P1">ctrl + x pour quitter (si on a pas sauvé, propose de le faire)</text:p>
                            </text:list-item>
                            <text:list-item>
                              <text:p text:style-name="P1">après ctrl + x, pendant demande de confirmation, ctrl + c annule ctrl + x</text:p>
                            </text:list-item>
                          </text:list>
                        </text:list-item>
                      </text:list>
                    </text:list-item>
                    <text:list-item>
                      <text:p text:style-name="P1">Les paramètres de la commande nano</text:p>
                      <text:list>
                        <text:list-item>
                          <text:p text:style-name="P1">nano fichier</text:p>
                          <text:list>
                            <text:list-item>
                              <text:p text:style-name="P1">ouvre le fichier "fichier" s'il existe</text:p>
                            </text:list-item>
                            <text:list-item>
                              <text:p text:style-name="P1">le cré sinon</text:p>
                            </text:list-item>
                          </text:list>
                        </text:list-item>
                        <text:list-item>
                          <text:p text:style-name="P1">activer la souris en console : -m</text:p>
                        </text:list-item>
                        <text:list-item>
                          <text:p text:style-name="P1">alinéa intelligent pour la programmation (répercuté sur lignes suivantes) : -i</text:p>
                        </text:list-item>
                        <text:list-item>
                          <text:p text:style-name="P1">retour début ligne intelligent prog (premier caractère post-alinéa) : -A</text:p>
                        </text:list-item>
                      </text:list>
                    </text:list-item>
                  </text:list>
                </text:list-item>
                <text:list-item>
                  <text:p text:style-name="P3">configurer nano avec nanorc</text:p>
                  <text:list>
                    <text:list-item>
                      <text:p text:style-name="P3">intro</text:p>
                      <text:list>
                        <text:list-item>
                          <text:p text:style-name="P3">fichier de configuration de nano : .nanorc</text:p>
                        </text:list-item>
                        <text:list-item>
                          <text:p text:style-name="P3">situé dans le home</text:p>
                        </text:list-item>
                        <text:list-item>
                          <text:p text:style-name="P3">s'il n'existe pas, on peut le créer</text:p>
                        </text:list-item>
                        <text:list-item>
                          <text:p text:style-name="P3">fichier lu par nano a chaque fois que nano est lancé</text:p>
                        </text:list-item>
                      </text:list>
                    </text:list-item>
                    <text:list-item>
                      <text:p text:style-name="P3">création du .nanorc</text:p>
                      <text:list>
                        <text:list-item>
                          <text:p text:style-name="P3">pour le créer (création avec nano vue avant), dans ~ : nano .nanorc</text:p>
                        </text:list-item>
                        <text:list-item>
                          <text:p text:style-name="P3">syntaxe ordres donnés a nano</text:p>
                          <text:list>
                            <text:list-item>
                              <text:p text:style-name="P3">un par ligne</text:p>
                            </text:list-item>
                            <text:list-item>
                              <text:p text:style-name="P3">consiste en une activation / désactivation d'une option</text:p>
                            </text:list-item>
                            <text:list-item>
                              <text:p text:style-name="P3">syntaxe</text:p>
                              <text:list>
                                <text:list-item>
                                  <text:p text:style-name="P3">set optionAActiver</text:p>
                                </text:list-item>
                                <text:list-item>
                                  <text:p text:style-name="P3">unset optionADesactiver</text:p>
                                </text:list-item>
                              </text:list>
                            </text:list-item>
                            <text:list-item>
                              <text:p text:style-name="P3">note : il ne s'agit pas d'activer la possibilité de passer quelque chose en paramètre, mais au contraire de faire qu'il n'y a même plus besoin de le passer en paramètre</text:p>
                            </text:list-item>
                            <text:list-item>
                              <text:p text:style-name="P3">ex : set mouse fait que "nano fichier" équivaut a "nano -m fichier"</text:p>
                            </text:list-item>
                            <text:list-item>
                              <text:p text:style-name="P3">3 options</text:p>
                              <text:list>
                                <text:list-item>
                                  <text:p text:style-name="P3">set mouse (-m) // ne semble pas marcher chez moi</text:p>
                                </text:list-item>
                                <text:list-item>
                                  <text:p text:style-name="P3">set autoindent (-i)</text:p>
                                </text:list-item>
                                <text:list-item>
                                  <text:p text:style-name="P3">set smarthome (-A)</text:p>
                                </text:list-item>
                              </text:list>
                            </text:list-item>
                          </text:list>
                        </text:list-item>
                        <text:list-item>
                          <text:p text:style-name="P3">le nanorc global et la coloration syntaxique</text:p>
                          <text:list>
                            <text:list-item>
                              <text:p text:style-name="P3">notre .nanorc ne marche que pour nous, pas pour autres utilisateurs</text:p>
                            </text:list-item>
                            <text:list-item>
                              <text:p text:style-name="P3">/etc/nanorc marche pour tout le monde (pas .nanorc mais nanorc)</text:p>
                            </text:list-item>
                            <text:list-item>
                              <text:p text:style-name="P3">ne peut être modifié qu'en root (sudo nano /etc/nanorc)</text:p>
                            </text:list-item>
                            <text:list-item>
                              <text:p text:style-name="P3"># pour commentaire sur une ligne sous nano</text:p>
                            </text:list-item>
                            <text:list-item>
                              <text:p text:style-name="P3">/etc/nanorc est sensé être rempli de commentaires explicatifs, mais pas chez moi</text:p>
                            </text:list-item>
                            <text:list-item>
                              <text:p text:style-name="P3">cours fourni commandes permettant de colorer texte C html etc (marche pas chez moi)</text:p>
                              <text:list>
                                <text:list-item>
                                  <text:p text:style-name="P6">## Nanorc files # include "/usr/share/nano/nanorc.nanorc"   ## C/C++ # include "/usr/share/nano/c.nanorc"   ## HTML # include "/usr/share/nano/html.nanorc"</text:p>
                                </text:list-item>
                              </text:list>
                            </text:list-item>
                          </text:list>
                        </text:list-item>
                      </text:list>
                    </text:list-item>
                    <text:list-item>
                      <text:p text:style-name="P3">configurer sa console avec /bashrc</text:p>
                      <text:list>
                        <text:list-item>
                          <text:p text:style-name="P3"><text:soft-page-break/>ouvrir .bashrc : sudo nano ~/.bashrc</text:p>
                        </text:list-item>
                        <text:list-item>
                          <text:p text:style-name="P3">personnaliser l'invite de commandes</text:p>
                          <text:list>
                            <text:list-item>
                              <text:p text:style-name="P3">sensé aussi y avoir déjà plein de lignes commentées pour personnaliser l'invite, mais pas chez moi. Voir le cours si besoin mais inutile chez moi.</text:p>
                            </text:list-item>
                          </text:list>
                        </text:list-item>
                        <text:list-item>
                          <text:p text:style-name="P3">minimum de syntaxe :</text:p>
                          <text:list>
                            <text:list-item>
                              <text:p text:style-name="P3">commande par PS1</text:p>
                            </text:list-item>
                            <text:list-item>
                              <text:p text:style-name="P3">\033 sert a indiquer la couleur</text:p>
                            </text:list-item>
                            <text:list-item>
                              <text:p text:style-name="P3">\u sert a dire qu'il faudra écrire le nom de l'utilisateur</text:p>
                            </text:list-item>
                            <text:list-item>
                              <text:p text:style-name="P3">\h pour la machine</text:p>
                            </text:list-item>
                          </text:list>
                        </text:list-item>
                        <text:list-item>
                          <text:p text:style-name="P3">créer des alias</text:p>
                          <text:list>
                            <text:list-item>
                              <text:p text:style-name="P3">coloration automatique de ls</text:p>
                              <text:list>
                                <text:list-item>
                                  <text:p text:style-name="P3">alias ls='ls --color=auto' // pas l'air de marcher chez moi</text:p>
                                </text:list-item>
                                <text:list-item>
                                  <text:p text:style-name="P3">--color=auto marche pas chez moi tout court</text:p>
                                </text:list-item>
                              </text:list>
                            </text:list-item>
                            <text:list-item>
                              <text:p text:style-name="P3">empêcher le "rm de la mort" (sudo rm -Rf /)</text:p>
                              <text:list>
                                <text:list-item>
                                  <text:p text:style-name="P3">alias rm='rm --preserve-root'</text:p>
                                </text:list-item>
                              </text:list>
                            </text:list-item>
                          </text:list>
                        </text:list-item>
                        <text:list-item>
                          <text:p text:style-name="P3">édition du bashrc global</text:p>
                          <text:list>
                            <text:list-item>
                              <text:p text:style-name="P3">d'après le cours : sudo /etc/bash.bashrc (jai juste bashrc chez moi)</text:p>
                            </text:list-item>
                            <text:list-item>
                              <text:p text:style-name="P3">bashrc personnel a la priorité sur le bashrc global</text:p>
                            </text:list-item>
                          </text:list>
                        </text:list-item>
                        <text:list-item>
                          <text:p text:style-name="P3">.profile</text:p>
                          <text:list>
                            <text:list-item>
                              <text:p text:style-name="P3">.bashrc pour les consoles en mode graphique</text:p>
                            </text:list-item>
                            <text:list-item>
                              <text:p text:style-name="P3">.profile équivalent pour le mode console</text:p>
                            </text:list-item>
                            <text:list-item>
                              <text:p text:style-name="P3">existe aussi un profile global : /etc/profile</text:p>
                            </text:list-item>
                            <text:list-item>
                              <text:p text:style-name="P3">.profile fait appel a .bashrc donc modifs bashrc répercutées dessus (pas très utile de modifier profile)</text:p>
                            </text:list-item>
                          </text:list>
                        </text:list-item>
                        <text:list-item>
                          <text:p text:style-name="P3">note au passage : si j'ai bien compris le shell est l'interpréteur des commandes en console, et bash est uniquement le programme qui sert a intéragire avec la console. Pas sur.</text:p>
                        </text:list-item>
                      </text:list>
                    </text:list-item>
                  </text:list>
                </text:list-item>
              </text:list>
            </text:list-item>
            <text:list-item>
              <text:p text:style-name="P3">installer des programmes avec apt-get</text:p>
              <text:list>
                <text:list-item>
                  <text:p text:style-name="P3">les paquets et leurs dépendances</text:p>
                  <text:list>
                    <text:list-item>
                      <text:p text:style-name="P3">ce qui suit concerne uniquement les distributions basées sur debian</text:p>
                    </text:list-item>
                    <text:list-item>
                      <text:p text:style-name="P3">des programmes livrés sous forme de paquets</text:p>
                      <text:list>
                        <text:list-item>
                          <text:p text:style-name="P3">paquets = l'équivalent des programmes d'installation sous windows</text:p>
                        </text:list-item>
                        <text:list-item>
                          <text:p text:style-name="P3">paquet = dossier zippé contenant tous les fichiers du programme</text:p>
                        </text:list-item>
                        <text:list-item>
                          <text:p text:style-name="P3">extension paquets : .deb</text:p>
                        </text:list-item>
                        <text:list-item>
                          <text:p text:style-name="P3">principales différences avec les exe :</text:p>
                          <text:list>
                            <text:list-item>
                              <text:p text:style-name="P3">gestion des dépendances</text:p>
                            </text:list-item>
                            <text:list-item>
                              <text:p text:style-name="P3">ne pas chercher sur le web, tous les programmes sont sur un même serveur nommé dépôt (repository)</text:p>
                            </text:list-item>
                          </text:list>
                        </text:list-item>
                      </text:list>
                    </text:list-item>
                    <text:list-item>
                      <text:p text:style-name="P3">les dépendances, un cauchemar ?</text:p>
                      <text:list>
                        <text:list-item>
                          <text:p text:style-name="P3">programmes quasiment jamais autonomes sous linux, dépendants de bibliothèques (d'autres programmes / paquets). (comme quand on achète un jeu et qu'ils nous disent "il faut installer direct X)</text:p>
                        </text:list-item>
                        <text:list-item>
                          <text:p text:style-name="P3">chaque paquet indique ses dépendances. Si on a pas déjà les paquets dont ils dépendent, ils sont automatiquement téléchargés.</text:p>
                        </text:list-item>
                      </text:list>
                    </text:list-item>
                  </text:list>
                </text:list-item>
                <text:list-item>
                  <text:p text:style-name="P3">les dépots</text:p>
                  <text:list>
                    <text:list-item>
                      <text:p text:style-name="P3">intro</text:p>
                      <text:list>
                        <text:list-item>
                          <text:p text:style-name="P3">dépôt = serveur contenant tous les paquets existant sous linux</text:p>
                        </text:list-item>
                        <text:list-item>
                          <text:p text:style-name="P3">résoud beaucoup de problèmes, et plus simple.</text:p>
                        </text:list-item>
                        <text:list-item>
                          <text:p text:style-name="P3">Pourquoi windows fait pas pareille ? → programmes non libres et payants <text:soft-page-break/>pas comme a linux, auteurs refusent de laisser manipuleur leurs programmes</text:p>
                        </text:list-item>
                      </text:list>
                    </text:list-item>
                    <text:list-item>
                      <text:p text:style-name="P3">la notion de dépôt</text:p>
                      <text:list>
                        <text:list-item>
                          <text:p text:style-name="P3">il existe en fait plusieur dépots linux, quasiment des copies les uns des autres, pour éviter de surcharger un seul serveur. N'importe quel dépôt contient presque tous les paquets linux</text:p>
                        </text:list-item>
                        <text:list-item>
                          <text:p text:style-name="P3">il existe un dépôt par défaut en france, et un dépôt pour presque chaque opérateur. Le dépôt français est souvent surchargé.</text:p>
                        </text:list-item>
                      </text:list>
                    </text:list-item>
                    <text:list-item>
                      <text:p text:style-name="P3">gérer ses dépots</text:p>
                      <text:list>
                        <text:list-item>
                          <text:p text:style-name="P3">liste des dépots utilisés par ordi contenus dans /etc/apt/sources.list</text:p>
                        </text:list-item>
                        <text:list-item>
                          <text:p text:style-name="P3">a exécuter en root : sudo nano /etc/apt/sources.list</text:p>
                        </text:list-item>
                        <text:list-item>
                          <text:p text:style-name="P3">chaque ligne est...</text:p>
                          <text:list>
                            <text:list-item>
                              <text:p text:style-name="P3">un commentaire</text:p>
                              <text:list>
                                <text:list-item>
                                  <text:p text:style-name="P3">ligne commançant pas #</text:p>
                                </text:list-item>
                              </text:list>
                            </text:list-item>
                            <text:list-item>
                              <text:p text:style-name="P3">l'adresse d'un serveur fournissant les binaires a exécuter</text:p>
                              <text:list>
                                <text:list-item>
                                  <text:p text:style-name="P3">ligne commençant par deb</text:p>
                                </text:list-item>
                              </text:list>
                            </text:list-item>
                            <text:list-item>
                              <text:p text:style-name="P3">l'adresse d'un serveur fournissant les codes sources (si veut regarder)</text:p>
                              <text:list>
                                <text:list-item>
                                  <text:p text:style-name="P3">ligne commençant par deb-src</text:p>
                                </text:list-item>
                              </text:list>
                            </text:list-item>
                          </text:list>
                        </text:list-item>
                        <text:list-item>
                          <text:p text:style-name="P3">syntaxe chaque ligne</text:p>
                          <text:list>
                            <text:list-item>
                              <text:p text:style-name="P3">deb/deb-src adresse-dépot version-distribution [section-dépot(optionnel)]</text:p>
                            </text:list-item>
                          </text:list>
                        </text:list-item>
                      </text:list>
                    </text:list-item>
                    <text:list-item>
                      <text:p text:style-name="P3">utiliser l'outils graphique</text:p>
                      <text:list>
                        <text:list-item>
                          <text:p text:style-name="P3">a chaque sous distribution debian correspond un outils graphique répertoriant les dépots. Assez intuitif → conseil d'utiliser</text:p>
                        </text:list-item>
                      </text:list>
                    </text:list-item>
                    <text:list-item>
                      <text:p text:style-name="P3">les outiles de gestion de paquets</text:p>
                      <text:list>
                        <text:list-item>
                          <text:p text:style-name="P3">deux programmes en console célèbres de gestion de paquets</text:p>
                          <text:list>
                            <text:list-item>
                              <text:p text:style-name="P3">apt-get</text:p>
                            </text:list-item>
                            <text:list-item>
                              <text:p text:style-name="P3">aptitude</text:p>
                            </text:list-item>
                          </text:list>
                        </text:list-item>
                        <text:list-item>
                          <text:p text:style-name="P3">on va ici regarder apt-get</text:p>
                        </text:list-item>
                        <text:list-item>
                          <text:p text:style-name="P3">étapes de téléchargement d'un paquet</text:p>
                          <text:list>
                            <text:list-item>
                              <text:p text:style-name="P3">apt-get update (optionnel)</text:p>
                              <text:list>
                                <text:list-item>
                                  <text:p text:style-name="P3">pour mettre a jour le cache si pas déjà fait</text:p>
                                </text:list-item>
                                <text:list-item>
                                  <text:p text:style-name="P3">télécharge la nouvelle liste des paquets proposés par le dépôt</text:p>
                                </text:list-item>
                                <text:list-item>
                                  <text:p text:style-name="P3">a faire en root</text:p>
                                </text:list-item>
                                <text:list-item>
                                  <text:p text:style-name="P3">a faire</text:p>
                                  <text:list>
                                    <text:list-item>
                                      <text:p text:style-name="P3">quand on change ou ajoute un dépôt</text:p>
                                    </text:list-item>
                                    <text:list-item>
                                      <text:p text:style-name="P3">ou quand on a pas mis a jour depuis longtemps</text:p>
                                    </text:list-item>
                                  </text:list>
                                </text:list-item>
                              </text:list>
                            </text:list-item>
                            <text:list-item>
                              <text:p text:style-name="P3">apt-cache search recherche (optionnel) : pour chercher le nom du paquet si on connait pas le nom exacte</text:p>
                            </text:list-item>
                            <text:list-item>
                              <text:p text:style-name="P3">pour description : apt-cache show paquet</text:p>
                            </text:list-item>
                            <text:list-item>
                              <text:p text:style-name="P3">apt-get install paquet : télécharge et installe le paquet</text:p>
                            </text:list-item>
                          </text:list>
                        </text:list-item>
                      </text:list>
                    </text:list-item>
                  </text:list>
                </text:list-item>
                <text:list-item>
                  <text:p text:style-name="P3">apt-get autoremove : supprimer un paquet</text:p>
                  <text:list>
                    <text:list-item>
                      <text:p text:style-name="P3">apt-get remove paquet : supprime paquet mais pas dépendances inutiles</text:p>
                    </text:list-item>
                    <text:list-item>
                      <text:p text:style-name="P3">apt-get autoremove paquet : supprime le paquet ET les dépendances inutiles</text:p>
                    </text:list-item>
                  </text:list>
                </text:list-item>
                <text:list-item>
                  <text:p text:style-name="P3">apt-get upgrade : mettre à jour tous les paquets</text:p>
                  <text:list>
                    <text:list-item>
                      <text:p text:style-name="P3">apt-get upgrade : met a jour la totalité des paquets</text:p>
                    </text:list-item>
                    <text:list-item>
                      <text:p text:style-name="P3">faire un apt-get update avant</text:p>
                    </text:list-item>
                  </text:list>
                </text:list-item>
              </text:list>
            </text:list-item>
            <text:list-item>
              <text:p text:style-name="P1">RTFM : lisez le putain de manuel !</text:p>
              <text:list>
                <text:list-item>
                  <text:p text:style-name="P1">dans la doc on trouve absolument tout sur les commandes et paramètres (obligé de la lire un jour donc quand j'aurais besoin de paramètres pas courants)</text:p>
                </text:list-item>
                <text:list-item>
                  <text:p text:style-name="P1">man : afficher le manuel d'une commande</text:p>
                  <text:list>
                    <text:list-item>
                      <text:p text:style-name="P1"><text:soft-page-break/>man = commande permettant d'afficher le manuel d'une commande</text:p>
                    </text:list-item>
                    <text:list-item>
                      <text:p text:style-name="P1">syntaxe : man commande (ex : man ls)</text:p>
                    </text:list-item>
                    <text:list-item>
                      <text:p text:style-name="P1">se déplacer dans une documentation</text:p>
                      <text:list>
                        <text:list-item>
                          <text:p text:style-name="P2">façon less</text:p>
                        </text:list-item>
                        <text:list-item>
                          <text:p text:style-name="P2">façon plus intuitive</text:p>
                          <text:list>
                            <text:list-item>
                              <text:p text:style-name="P2">flèche haut bas</text:p>
                            </text:list-item>
                            <text:list-item>
                              <text:p text:style-name="P2">page up page down</text:p>
                            </text:list-item>
                            <text:list-item>
                              <text:p text:style-name="P2">origin et fin</text:p>
                            </text:list-item>
                            <text:list-item>
                              <text:p text:style-name="P2">q</text:p>
                            </text:list-item>
                            <text:list-item>
                              <text:p text:style-name="P2">/ recherche + entrée</text:p>
                            </text:list-item>
                            <text:list-item>
                              <text:p text:style-name="P2">/ + entrée pour occurrence suivante</text:p>
                            </text:list-item>
                          </text:list>
                        </text:list-item>
                      </text:list>
                    </text:list-item>
                    <text:list-item>
                      <text:p text:style-name="P2">les principales sections du man</text:p>
                      <text:list>
                        <text:list-item>
                          <text:p text:style-name="P2">NAME : nom</text:p>
                        </text:list-item>
                        <text:list-item>
                          <text:p text:style-name="P2">SYNOPSIS : ce que j'appelle ici "syntaxe"</text:p>
                        </text:list-item>
                        <text:list-item>
                          <text:p text:style-name="P2">DESCRIPTION : description + liste de tous les paramètres</text:p>
                        </text:list-item>
                        <text:list-item>
                          <text:p text:style-name="P2">AUTHOR : auteurs</text:p>
                        </text:list-item>
                        <text:list-item>
                          <text:p text:style-name="P2">REPORTING BUGS : adresse a contacter si on constate un bug</text:p>
                        </text:list-item>
                        <text:list-item>
                          <text:p text:style-name="P2">COPYRIGHT : licence sous laquelle est la commande. GPL = libre</text:p>
                        </text:list-item>
                        <text:list-item>
                          <text:p text:style-name="P2">SEE ALSO : commandes en rapport</text:p>
                        </text:list-item>
                        <text:list-item>
                          <text:p text:style-name="P2">(les 3 premières sont les plus importantes)</text:p>
                        </text:list-item>
                      </text:list>
                    </text:list-item>
                    <text:list-item>
                      <text:p text:style-name="P2">a titre informatif pour linux : télécharger man français</text:p>
                      <text:list>
                        <text:list-item>
                          <text:p text:style-name="P2">apt-get install manpages-fr</text:p>
                        </text:list-item>
                        <text:list-item>
                          <text:p text:style-name="P2">mauvais : parfois obsolète ou erroné</text:p>
                        </text:list-item>
                      </text:list>
                    </text:list-item>
                  </text:list>
                </text:list-item>
                <text:list-item>
                  <text:p text:style-name="P2">comprendre le synopsis</text:p>
                  <text:list>
                    <text:list-item>
                      <text:p text:style-name="P2">Le synopsis indique toutes les combinaisons possibles de paramètres pour utiliser la commande</text:p>
                    </text:list-item>
                    <text:list-item>
                      <text:p text:style-name="P2">quelques indications syntaxiques</text:p>
                      <text:list>
                        <text:list-item>
                          <text:p text:style-name="P2">crochets pour signifier que quelque chose est optionnel</text:p>
                        </text:list-item>
                        <text:list-item>
                          <text:p text:style-name="P2">… pour signifier qu'une part de ce qu'on spécifie peut être écrit autant de fois qu'on veut</text:p>
                        </text:list-item>
                        <text:list-item>
                          <text:p text:style-name="P2">soulignements pour spécifier que ce qui est écrit ne doit pas être recopier en toutes lettres mais que c'est son sens qui est important. genre "option" ne doit pas être copié en toutes lettres mais doit être remplacé par le nom d'une option</text:p>
                        </text:list-item>
                        <text:list-item>
                          <text:p text:style-name="P2">gras pour spécifier que ce qui est écrit doit être copier tel quel</text:p>
                        </text:list-item>
                        <text:list-item>
                          <text:p text:style-name="P2">coment spécifier que certains paramètres ne peuvent exister qu'en présence d'autres ? (logique) : commande [p1 [p2]] p3</text:p>
                        </text:list-item>
                        <text:list-item>
                          <text:p text:style-name="P2">comment dire "telle ou telle chose" ? p1 | p2</text:p>
                        </text:list-item>
                        <text:list-item>
                          <text:p text:style-name="P2">comment dire "telle syntaxe (spécifiée en entier) ou telle autre" ? écrire une ligne par syntaxe</text:p>
                        </text:list-item>
                        <text:list-item>
                          <text:p text:style-name="P2">-a ou ou et -b ou ou et -c = -abc</text:p>
                        </text:list-item>
                        <text:list-item>
                          <text:p text:style-name="P2">comment dire "tel ou tel gros truc" ? (ex : plusieurs ensembles de paramètres)</text:p>
                          <text:list>
                            <text:list-item>
                              <text:p text:style-name="P2">utiliser accolades et pipes</text:p>
                            </text:list-item>
                          </text:list>
                        </text:list-item>
                      </text:list>
                    </text:list-item>
                  </text:list>
                </text:list-item>
                <text:list-item>
                  <text:p text:style-name="P2">apropos : trouver une commande</text:p>
                  <text:list>
                    <text:list-item>
                      <text:p text:style-name="P2">apropos permet de trouver une commande</text:p>
                    </text:list-item>
                    <text:list-item>
                      <text:p text:style-name="P2">on lui donne un mot clé et elle cherche dans le man une commande le contenant dans sa description</text:p>
                    </text:list-item>
                    <text:list-item>
                      <text:p text:style-name="P2">apropos est un peu l'inverse de man</text:p>
                      <text:list>
                        <text:list-item>
                          <text:p text:style-name="P2">apropos = on sait ce qu'on veut faire mais on sait pas avec quelle commande</text:p>
                        </text:list-item>
                        <text:list-item>
                          <text:p text:style-name="P2"><text:soft-page-break/>man = on connait la commande mais on sait pas ce qu'elle fait</text:p>
                        </text:list-item>
                      </text:list>
                    </text:list-item>
                    <text:list-item>
                      <text:p text:style-name="P2">deux moyens de demander le manuel d'une commande (ex : ls)</text:p>
                      <text:list>
                        <text:list-item>
                          <text:p text:style-name="P2">via commande : man ls</text:p>
                        </text:list-item>
                        <text:list-item>
                          <text:p text:style-name="P2">via paramètre : ls -h (ou ls --help...)</text:p>
                        </text:list-item>
                        <text:list-item>
                          <text:p text:style-name="P2">-h marche pas chez moi</text:p>
                        </text:list-item>
                        <text:list-item>
                          <text:p text:style-name="P2">pas tout a fait pareille : -h est une aide particulière</text:p>
                        </text:list-item>
                      </text:list>
                    </text:list-item>
                    <text:list-item>
                      <text:p text:style-name="P2">commande sensé être plus courte : whatis (bof...)</text:p>
                    </text:list-item>
                    <text:list-item>
                      <text:p text:style-name="P2">trouver man sur le web : chercher sur google simplement</text:p>
                    </text:list-item>
                  </text:list>
                </text:list-item>
              </text:list>
            </text:list-item>
            <text:list-item>
              <text:p text:style-name="P2">Rechercher des fichiers</text:p>
              <text:list>
                <text:list-item>
                  <text:p text:style-name="P2">locate : une recherche rapide</text:p>
                  <text:list>
                    <text:list-item>
                      <text:p text:style-name="P2">commande : locate</text:p>
                    </text:list-item>
                    <text:list-item>
                      <text:p text:style-name="P2">syntaxes possibles</text:p>
                      <text:list>
                        <text:list-item>
                          <text:p text:style-name="P2">locate fichier</text:p>
                        </text:list-item>
                        <text:list-item>
                          <text:p text:style-name="P2">locate expression contenue dans des fichiers</text:p>
                        </text:list-item>
                      </text:list>
                    </text:list-item>
                    <text:list-item>
                      <text:p text:style-name="P2">la base de données des fichiers</text:p>
                      <text:list>
                        <text:list-item>
                          <text:p text:style-name="P2">locate fait sa recherche dansune base de données du DD contenant la liste des fichiers et leur positions</text:p>
                        </text:list-item>
                        <text:list-item>
                          <text:p text:style-name="P2">problème induit : les fichiers qu'on vient de créer ne sont pas encore dans cette BDD et donc introuvables avec locate.</text:p>
                        </text:list-item>
                        <text:list-item>
                          <text:p text:style-name="P2">MAJ une fois par jour en générale.</text:p>
                        </text:list-item>
                        <text:list-item>
                          <text:p text:style-name="P2">forcer la MAJ : sudo updatedb</text:p>
                        </text:list-item>
                      </text:list>
                    </text:list-item>
                    <text:list-item>
                      <text:p text:style-name="P2">un avantage et deux défauts à locate</text:p>
                      <text:list>
                        <text:list-item>
                          <text:p text:style-name="P2">très rapide</text:p>
                        </text:list-item>
                        <text:list-item>
                          <text:p text:style-name="P2">fouillie : cherche dans tout le DD donc souvent une foule de résultats</text:p>
                        </text:list-item>
                        <text:list-item>
                          <text:p text:style-name="P2">voit pas les fichiers qui viennent d'être faits</text:p>
                        </text:list-item>
                      </text:list>
                    </text:list-item>
                  </text:list>
                </text:list-item>
                <text:list-item>
                  <text:p text:style-name="P2">find : recherche approfondie</text:p>
                  <text:list>
                    <text:list-item>
                      <text:p text:style-name="P2">la recherche s'effectue dans le disque dure, vraiment dans l'arborescence des fichiers, pas juste dans la BDD</text:p>
                    </text:list-item>
                    <text:list-item>
                      <text:p text:style-name="P2">inconvénient induit : beaucoup plus long</text:p>
                    </text:list-item>
                    <text:list-item>
                      <text:p text:style-name="P2">syntaxe : find [où] [quoi] [que faire avec]</text:p>
                      <text:list>
                        <text:list-item>
                          <text:p text:style-name="P2">où : par défaut si non précisé, recherche dans dossier courant</text:p>
                        </text:list-item>
                        <text:list-item>
                          <text:p text:style-name="P2">quoi : ce qu'on cherche. Peut être nom, date, taille etc. Obligatoire.</text:p>
                        </text:list-item>
                        <text:list-item>
                          <text:p text:style-name="P2">que faire avec : possibilité d'indiquer des actions a effectuer sur les fichiers trouvés</text:p>
                        </text:list-item>
                      </text:list>
                    </text:list-item>
                    <text:list-item>
                      <text:p text:style-name="P2">utilisation basique de la commande find</text:p>
                      <text:list>
                        <text:list-item>
                          <text:p text:style-name="P2">recherche à partir du nom</text:p>
                          <text:list>
                            <text:list-item>
                              <text:p text:style-name="P2">syntaxe : find -name [nom]</text:p>
                            </text:list-item>
                            <text:list-item>
                              <text:p text:style-name="P2">différence avec locate : "nom" n'indique pas une part d'un nom, mais bien le nom entier. Pour indiquer une part, utiliser donc * (expressions régulières)</text:p>
                            </text:list-item>
                          </text:list>
                        </text:list-item>
                        <text:list-item>
                          <text:p text:style-name="P2">recherche à partir de la taille</text:p>
                        </text:list-item>
                        <text:list-item>
                          <text:p text:style-name="P2">recherche à partir de la date de dernier accés</text:p>
                        </text:list-item>
                      </text:list>
                    </text:list-item>
                    <text:list-item>
                      <text:p text:style-name="P2"/>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aco" svg:font-family="Monaco, Menlo, 'Ubuntu Mono', Consolas, source-code-pro, 'Droid Sans Mono', 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7T12:09:34</meta:creation-date>
    <meta:generator>OpenOffice/4.0.0$Unix OpenOffice.org_project/400m3$Build-9702</meta:generator>
    <dc:date>2014-10-29T18:02:56</dc:date>
    <dc:creator>yjfjyf jjku</dc:creator>
    <meta:editing-duration>PT19H1M46S</meta:editing-duration>
    <meta:editing-cycles>513</meta:editing-cycles>
    <meta:document-statistic meta:table-count="0" meta:image-count="0" meta:object-count="0" meta:page-count="16" meta:paragraph-count="722" meta:word-count="5726" meta:character-count="29772"/>
  </office:meta>
</office:document-meta>
</file>